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ce style:name="OpenSymbol" svg:font-family="OpenSymbol, 'Arial Unicode MS'"/>
    <style:font-face style:name="Symbol1"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Lohit Hindi" svg:font-family="'Lohit Hindi'" style:font-family-generic="modern"/>
    <style:font-face style:name="Lucida Console" svg:font-family="'Lucida Console'" style:font-family-generic="modern"/>
    <style:font-face style:name="WenQuanYi Micro Hei" svg:font-family="'WenQuanYi Micro Hei'" style:font-family-generic="modern"/>
    <style:font-face style:name="Times New Roman1" svg:font-family="'Times New Roman'" style:font-family-generic="roman"/>
    <style:font-face style:name="Arial1" svg:font-family="Arial" style:font-family-generic="swiss"/>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bold" style:font-size-asian="11pt" style:font-style-asian="normal" style:font-weight-asian="bold" style:font-name-complex="Times New Roman" style:font-size-complex="11pt"/>
    </style:style>
    <style:style style:name="P2" style:family="paragraph" style:parent-style-name="Standard">
      <style:text-properties fo:font-variant="normal" fo:text-transform="none" fo:color="#000000" style:text-line-through-style="none" style:text-line-through-type="none" style:font-name="Times New Roman" fo:font-size="11pt" fo:letter-spacing="normal" fo:font-style="normal" style:text-underline-style="none" fo:font-weight="bold" style:font-size-asian="11pt" style:font-style-asian="normal" style:font-weight-asian="bold" style:font-name-complex="Times New Roman" style:font-size-complex="11pt" style:font-weight-complex="normal"/>
    </style:style>
    <style:style style:name="P3" style:family="paragraph" style:parent-style-name="Standard">
      <style:text-properties fo:font-variant="normal" fo:text-transform="none" fo:color="#000000" style:text-line-through-style="none" style:text-line-through-type="none" style:font-name="Times New Roman1" fo:font-size="11pt" fo:letter-spacing="normal" fo:font-style="normal" style:text-underline-style="none" fo:font-weight="bold" style:font-size-asian="11pt" style:font-style-asian="normal" style:font-weight-asian="bold" style:font-name-complex="Times New Roman1" style:font-size-complex="11pt" style:font-weight-complex="normal"/>
    </style:style>
    <style:style style:name="P4" style:family="paragraph" style:parent-style-name="Standard">
      <style:text-properties fo:font-size="11pt" fo:font-style="normal" style:font-size-asian="11pt" style:font-style-asian="normal" style:font-size-complex="11pt" style:font-style-complex="normal"/>
    </style:style>
    <style:style style:name="P5" style:family="paragraph" style:parent-style-name="Standard">
      <style:text-properties style:font-name="Times New Roman1" fo:font-size="11pt" style:font-size-asian="11pt" style:font-name-complex="Times New Roman1" style:font-size-complex="11pt"/>
    </style:style>
    <style:style style:name="P6" style:family="paragraph" style:parent-style-name="Standard">
      <style:text-properties style:font-name="Times New Roman1" fo:font-size="11pt" fo:font-weight="normal" style:font-size-asian="11pt" style:font-weight-asian="normal" style:font-name-complex="Times New Roman1" style:font-size-complex="11pt" style:font-weight-complex="normal"/>
    </style:style>
    <style:style style:name="P7" style:family="paragraph" style:parent-style-name="Standard">
      <style:text-properties style:font-name="Times New Roman" fo:font-size="11pt" style:font-size-asian="11pt" style:font-name-complex="Times New Roman" style:font-size-complex="11pt"/>
    </style:style>
    <style:style style:name="P8" style:family="paragraph" style:parent-style-name="Standard">
      <style:paragraph-properties fo:margin-top="0.0417in" fo:margin-bottom="0.0417in" style:contextual-spacing="false"/>
    </style:style>
    <style:style style:name="P9" style:family="paragraph" style:parent-style-name="Heading_20_1">
      <style:text-properties fo:font-size="16pt" style:font-size-asian="16pt" style:font-size-complex="16pt"/>
    </style:style>
    <style:style style:name="P10" style:family="paragraph" style:parent-style-name="Heading_20_1">
      <style:text-properties fo:font-size="16pt" fo:font-weight="bold" style:font-size-asian="16pt" style:font-weight-asian="bold" style:font-size-complex="16pt" style:font-weight-complex="bold"/>
    </style:style>
    <style:style style:name="P11" style:family="paragraph" style:parent-style-name="Heading_20_1">
      <style:text-properties fo:font-size="20pt" style:font-size-asian="20pt" style:font-size-complex="20pt"/>
    </style:style>
    <style:style style:name="P12" style:family="paragraph" style:parent-style-name="Heading_20_1">
      <style:text-properties fo:font-size="14pt" fo:font-weight="bold" style:font-size-asian="14pt" style:font-weight-asian="bold" style:font-size-complex="14pt" style:font-weight-complex="bold"/>
    </style:style>
    <style:style style:name="P13" style:family="paragraph" style:parent-style-name="Heading_20_1">
      <style:text-properties fo:font-size="11pt" style:font-size-asian="11pt" style:font-size-complex="11pt"/>
    </style:style>
    <style:style style:name="P14" style:family="paragraph" style:parent-style-name="Heading_20_1">
      <style:text-properties style:font-name="Times New Roman" fo:font-size="11pt" style:font-size-asian="11pt" style:font-name-complex="Times New Roman" style:font-size-complex="11pt"/>
    </style:style>
    <style:style style:name="P15" style:family="paragraph" style:parent-style-name="Code_20__5b_PACKT_5d_">
      <style:text-properties fo:font-size="9.5pt" style:font-size-asian="9.5pt" style:font-size-complex="9.5pt"/>
    </style:style>
    <style:style style:name="P16" style:family="paragraph" style:parent-style-name="Code_20__5b_PACKT_5d_">
      <style:text-properties style:font-name="Lucida Console1" fo:font-size="9.5pt" style:font-size-asian="9.5pt" style:font-name-complex="Lucida Console1" style:font-size-complex="9.5pt"/>
    </style:style>
    <style:style style:name="P17" style:family="paragraph" style:parent-style-name="Code_20__5b_PACKT_5d_">
      <style:text-properties style:font-name="Arial" fo:font-size="11pt" style:text-underline-style="none" fo:font-weight="normal" style:font-size-asian="11pt" style:font-weight-asian="normal" style:font-name-complex="Arial" style:font-size-complex="11pt" style:font-weight-complex="normal"/>
    </style:style>
    <style:style style:name="P18" style:family="paragraph" style:parent-style-name="Normal_20__5b_PACKT_5d_">
      <style:text-properties style:font-name="Times New Roman" fo:font-size="11pt" fo:font-style="normal" style:font-size-asian="11pt" style:font-style-asian="normal" style:font-name-complex="Times New Roman" style:font-size-complex="11pt" style:font-style-complex="normal"/>
    </style:style>
    <style:style style:name="P19" style:family="paragraph" style:parent-style-name="Normal_20__5b_PACKT_5d_">
      <style:text-properties style:font-name="Times New Roman" fo:font-size="11pt" style:font-size-asian="11pt" style:font-name-complex="Times New Roman" style:font-size-complex="11pt"/>
    </style:style>
    <style:style style:name="P20" style:family="paragraph" style:parent-style-name="Normal_20__5b_PACKT_5d_">
      <style:text-properties style:font-name="Times New Roman" fo:font-size="11pt" fo:font-weight="normal" style:font-size-asian="11pt" style:font-weight-asian="normal" style:font-name-complex="Times New Roman" style:font-size-complex="11pt" style:font-weight-complex="normal"/>
    </style:style>
    <style:style style:name="P21" style:family="paragraph" style:parent-style-name="Normal_20__5b_PACKT_5d_">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P22" style:family="paragraph" style:parent-style-name="Normal_20__5b_PACKT_5d_">
      <style:text-properties style:font-name="Times New Roman" style:font-name-complex="Times New Roman"/>
    </style:style>
    <style:style style:name="P23" style:family="paragraph" style:parent-style-name="Normal_20__5b_PACKT_5d_">
      <style:text-properties style:font-name="Times New Roman" fo:font-style="normal" style:font-style-asian="normal" style:font-name-complex="Times New Roman" style:font-style-complex="normal"/>
    </style:style>
    <style:style style:name="P24" style:family="paragraph" style:parent-style-name="Normal_20__5b_PACKT_5d_">
      <style:text-properties style:font-name="Arial" fo:font-size="11pt" style:font-size-asian="11pt" style:font-name-complex="Arial" style:font-size-complex="11pt"/>
    </style:style>
    <style:style style:name="P25" style:family="paragraph" style:parent-style-name="Normal_20__5b_PACKT_5d_">
      <style:text-properties style:font-name="Arial" fo:font-size="11pt" fo:font-weight="normal" style:font-size-asian="11pt" style:font-weight-asian="normal" style:font-name-complex="Arial" style:font-size-complex="11pt" style:font-weight-complex="normal"/>
    </style:style>
    <style:style style:name="P26" style:family="paragraph" style:parent-style-name="Normal_20__5b_PACKT_5d_">
      <style:text-properties style:font-name="Arial" style:font-name-complex="Arial"/>
    </style:style>
    <style:style style:name="P27" style:family="paragraph" style:parent-style-name="Normal_20__5b_PACKT_5d_">
      <style:text-properties style:font-name="Arial" fo:font-size="20pt" style:font-size-asian="20pt" style:font-name-complex="Arial" style:font-size-complex="20pt"/>
    </style:style>
    <style:style style:name="P28" style:family="paragraph" style:parent-style-name="Normal_20__5b_PACKT_5d_">
      <style:text-properties style:font-name="Arial" fo:font-size="16pt" fo:font-weight="bold" style:font-size-asian="16pt" style:font-weight-asian="bold" style:font-name-complex="Arial" style:font-size-complex="16pt" style:font-weight-complex="bold"/>
    </style:style>
    <style:style style:name="P29" style:family="paragraph" style:parent-style-name="Normal_20__5b_PACKT_5d_">
      <style:text-properties style:font-name="Times New Roman1" fo:font-size="11pt" style:font-size-asian="11pt" style:font-name-complex="Times New Roman1" style:font-size-complex="11pt"/>
    </style:style>
    <style:style style:name="P30" style:family="paragraph" style:parent-style-name="Normal_20__5b_PACKT_5d_">
      <style:text-properties style:font-name="Times New Roman1" fo:font-size="11pt" style:text-underline-style="none" fo:font-weight="normal" style:font-size-asian="11pt" style:font-weight-asian="normal" style:font-name-complex="Times New Roman1" style:font-size-complex="11pt" style:font-weight-complex="normal"/>
    </style:style>
    <style:style style:name="P31" style:family="paragraph" style:parent-style-name="Normal_20__5b_PACKT_5d_">
      <style:text-properties style:font-name="Times New Roman1" style:font-name-complex="Times New Roman1"/>
    </style:style>
    <style:style style:name="P32" style:family="paragraph" style:parent-style-name="Normal_20__5b_PACKT_5d_">
      <style:text-properties fo:font-variant="normal" fo:text-transform="none" fo:color="#222222" style:font-name="Times New Roman1" fo:font-size="11pt" fo:letter-spacing="normal" fo:font-style="normal" fo:font-weight="normal" style:font-size-asian="11pt" style:font-style-asian="normal" style:font-weight-asian="normal" style:font-name-complex="Times New Roman1" style:font-size-complex="11pt" style:font-style-complex="normal" style:font-weight-complex="normal"/>
    </style:style>
    <style:style style:name="P33" style:family="paragraph" style:parent-style-name="Normal_20__5b_PACKT_5d_">
      <style:text-properties fo:font-variant="normal" fo:text-transform="none" fo:color="#222222" style:font-name="Times New Roman" fo:font-size="11pt" fo:letter-spacing="normal" fo:font-style="normal" fo:font-weight="normal" style:font-size-asian="11pt" style:font-style-asian="normal" style:font-weight-asian="normal" style:font-name-complex="Times New Roman" style:font-size-complex="11pt" style:font-style-complex="normal" style:font-weight-complex="normal"/>
    </style:style>
    <style:style style:name="P34" style:family="paragraph" style:parent-style-name="Normal_20__5b_PACKT_5d_">
      <style:text-properties fo:font-variant="normal" fo:text-transform="none" fo:color="#000000" style:font-name="Times New Roman1" fo:font-size="11pt" fo:letter-spacing="normal" fo:font-style="normal" fo:font-weight="normal" style:font-size-asian="11pt" style:font-style-asian="normal" style:font-weight-asian="normal" style:font-name-complex="Times New Roman1" style:font-size-complex="11pt" style:font-style-complex="normal" style:font-weight-complex="normal"/>
    </style:style>
    <style:style style:name="P35" style:family="paragraph" style:parent-style-name="Normal_20__5b_PACKT_5d_">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36" style:family="paragraph" style:parent-style-name="Normal_20__5b_PACKT_5d_" style:master-page-name="Standard">
      <style:paragraph-properties style:page-number="auto"/>
      <style:text-properties fo:font-size="24pt" style:text-underline-style="solid" style:text-underline-width="auto" style:text-underline-color="font-color" fo:font-weight="bold" style:font-size-asian="24pt" style:font-weight-asian="bold" style:font-size-complex="24pt"/>
    </style:style>
    <style:style style:name="P37" style:family="paragraph" style:parent-style-name="Normal_20__5b_PACKT_5d_">
      <style:paragraph-properties fo:margin-top="0in" fo:margin-bottom="0.0835in" style:contextual-spacing="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Footer">
      <style:paragraph-properties fo:margin-top="0.0417in" fo:margin-bottom="0.0417in" style:contextual-spacing="false"/>
    </style:style>
    <style:style style:name="P39" style:family="paragraph" style:parent-style-name="Tip_20__5b_PACKT_5d_">
      <style:text-properties style:font-name="Times New Roman1" fo:font-size="11pt" style:font-size-asian="11pt" style:font-name-complex="Times New Roman1" style:font-size-complex="11pt"/>
    </style:style>
    <style:style style:name="P40" style:family="paragraph" style:parent-style-name="Chapter_20_Title_20__5b_PACKT_5d_">
      <style:text-properties fo:font-weight="bold" style:font-weight-asian="bold" style:font-weight-complex="bold"/>
    </style:style>
    <style:style style:name="P41" style:family="paragraph" style:parent-style-name="Bullet_20__5b_PACKT_5d_">
      <style:text-properties style:font-name="Times New Roman" style:font-name-complex="Times New Roman"/>
    </style:style>
    <style:style style:name="P42" style:family="paragraph" style:parent-style-name="Bullet_20__5b_PACKT_5d_">
      <style:text-properties style:font-name="Times New Roman" fo:font-size="11pt" style:font-size-asian="11pt" style:font-name-complex="Times New Roman" style:font-size-complex="11pt"/>
    </style:style>
    <style:style style:name="P43" style:family="paragraph" style:parent-style-name="Bullet_20__5b_PACKT_5d_">
      <style:text-properties style:font-name="Times New Roman1" style:font-name-complex="Times New Roman1"/>
    </style:style>
    <style:style style:name="P44" style:family="paragraph" style:parent-style-name="Bullet_20__5b_PACKT_5d_" style:list-style-name="WW8Num8">
      <style:paragraph-properties fo:margin-left="0.4909in" fo:margin-right="0.25in" fo:text-indent="-0.1965in" style:auto-text-indent="false">
        <style:tab-stops>
          <style:tab-stop style:position="0in"/>
        </style:tab-stops>
      </style:paragraph-properties>
      <style:text-properties style:font-name="Times New Roman" style:font-name-complex="Times New Roman"/>
    </style:style>
    <style:style style:name="P45" style:family="paragraph" style:parent-style-name="Bullet_20__5b_PACKT_5d_" style:list-style-name="WW8Num8">
      <style:paragraph-properties fo:margin-left="0.4909in" fo:margin-right="0.25in" fo:text-indent="-0.1965in" style:auto-text-indent="false">
        <style:tab-stops>
          <style:tab-stop style:position="0in"/>
        </style:tab-stops>
      </style:paragraph-properties>
      <style:text-properties fo:font-variant="normal" fo:text-transform="none" fo:color="#000000" style:text-line-through-style="none" style:text-line-through-type="none" style:font-name="Times New Roman" fo:font-style="normal" style:text-underline-style="none" fo:font-weight="normal" style:font-style-asian="normal" style:font-weight-asian="normal" style:font-name-complex="Times New Roman"/>
    </style:style>
    <style:style style:name="P46" style:family="paragraph" style:parent-style-name="Bullet_20__5b_PACKT_5d_" style:list-style-name="">
      <style:paragraph-properties fo:margin-left="0in" fo:margin-right="0.25in" fo:text-indent="0in" style:auto-text-indent="false"/>
    </style:style>
    <style:style style:name="P47" style:family="paragraph" style:parent-style-name="Bullet_20__5b_PACKT_5d_" style:list-style-name="">
      <style:paragraph-properties fo:margin-left="0in" fo:margin-right="0.25in" fo:text-indent="0in" style:auto-text-indent="false"/>
      <style:text-properties style:font-name="Times New Roman1" style:font-name-asian="Times New Roman1" style:font-name-complex="Times New Roman1"/>
    </style:style>
    <style:style style:name="P48" style:family="paragraph" style:parent-style-name="Bullet_20__5b_PACKT_5d_" style:list-style-name="">
      <style:paragraph-properties fo:margin-left="0in" fo:margin-right="0.25in" fo:text-indent="0in" style:auto-text-indent="false"/>
      <style:text-properties style:font-name="Times New Roman" fo:font-size="11pt" style:font-size-asian="11pt" style:font-name-complex="Times New Roman" style:font-size-complex="11pt"/>
    </style:style>
    <style:style style:name="P49" style:family="paragraph" style:parent-style-name="Bullet_20__5b_PACKT_5d_" style:list-style-name="">
      <style:paragraph-properties fo:margin-left="0in" fo:margin-right="0in" fo:text-indent="0in" style:auto-text-indent="false"/>
      <style:text-properties style:font-name="Times New Roman1" style:font-name-complex="Times New Roman1"/>
    </style:style>
    <style:style style:name="P50" style:family="paragraph" style:parent-style-name="Bullet_20__5b_PACKT_5d_">
      <style:paragraph-properties fo:margin-top="0in" fo:margin-bottom="0.0417in" style:contextual-spacing="false" style:line-height-at-least="0.0693in" fo:hyphenation-ladder-count="no-limit" fo:background-color="transparent" style:writing-mode="lr-tb">
        <style:background-image/>
      </style:paragraph-properties>
      <style:text-properties fo:hyphenate="false" fo:hyphenation-remain-char-count="2" fo:hyphenation-push-char-count="2"/>
    </style:style>
    <style:style style:name="P51" style:family="paragraph" style:parent-style-name="Information_20_Box_20__5b_PACKT_5d_">
      <style:text-properties style:font-name="Times New Roman1" fo:font-size="11pt" style:font-size-asian="11pt" style:font-name-complex="Times New Roman1" style:font-size-complex="11pt"/>
    </style:style>
    <style:style style:name="P52" style:family="paragraph" style:parent-style-name="Information_20_Box_20__5b_PACKT_5d_">
      <style:text-properties style:font-name="Times New Roman1" style:font-name-complex="Times New Roman1"/>
    </style:style>
    <style:style style:name="P53" style:family="paragraph" style:parent-style-name="Information_20_Box_20__5b_PACKT_5d_">
      <style:paragraph-properties fo:text-align="start" style:justify-single-word="false"/>
    </style:style>
    <style:style style:name="P54" style:family="paragraph" style:parent-style-name="Code_20_Within_20_Tip_20__5b_PACKT_5d_">
      <style:text-properties style:font-name="Arial" fo:font-size="11pt" style:font-size-asian="11pt" style:font-name-complex="Arial" style:font-size-complex="11pt"/>
    </style:style>
    <style:style style:name="P55" style:family="paragraph" style:parent-style-name="Code_20_Within_20_Tip_20__5b_PACKT_5d_">
      <style:text-properties style:font-name="Arial" style:font-name-complex="Arial"/>
    </style:style>
    <style:style style:name="P56" style:family="paragraph" style:parent-style-name="Ignore_20__5b_PACKT_5d_">
      <style:paragraph-properties fo:margin-top="0in" fo:margin-bottom="0.0835in" style:contextual-spacing="false"/>
    </style:style>
    <style:style style:name="T1" style:family="text">
      <style:text-properties fo:font-weight="bold" style:font-weight-asian="bold" style:font-weight-complex="bold"/>
    </style:style>
    <style:style style:name="T2" style:family="text">
      <style:text-properties style:font-name="Times New Roman" style:font-name-complex="Times New Roman"/>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style="normal" style:font-size-asian="11pt" style:font-style-asian="normal" style:font-name-complex="Times New Roman" style:font-size-complex="11pt" style:font-style-complex="normal"/>
    </style:style>
    <style:style style:name="T5" style:family="text">
      <style:text-properties style:font-name="Times New Roman" fo:font-size="11pt" fo:font-style="italic" style:font-size-asian="11pt" style:font-style-asian="italic" style:font-name-complex="Times New Roman" style:font-size-complex="11pt" style:font-style-complex="italic"/>
    </style:style>
    <style:style style:name="T6"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7" style:family="text">
      <style:text-properties style:font-name="Times New Roman" fo:font-size="11pt" fo:font-weight="normal" style:font-size-asian="11pt" style:font-weight-asian="normal" style:font-name-complex="Times New Roman" style:font-size-complex="11pt" style:font-weight-complex="normal"/>
    </style:style>
    <style:style style:name="T8" style:family="text">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T9" style:family="text">
      <style:text-properties style:font-name="Times New Roman" fo:font-style="normal" style:font-style-asian="normal" style:font-name-complex="Times New Roman" style:font-style-complex="normal"/>
    </style:style>
    <style:style style:name="T10" style:family="text">
      <style:text-properties fo:font-size="11pt" style:font-size-asian="11pt" style:font-size-complex="11pt"/>
    </style:style>
    <style:style style:name="T11" style:family="text">
      <style:text-properties fo:font-size="11pt" style:font-size-asian="11pt" style:font-name-complex="Arial" style:font-size-complex="11pt"/>
    </style:style>
    <style:style style:name="T12" style:family="text">
      <style:text-properties fo:font-variant="normal" fo:text-transform="none" fo:color="#000000" style:text-line-through-style="none" style:text-line-through-type="none" style:font-name="Times New Roman" fo:font-style="normal" style:text-underline-style="none" fo:font-weight="normal" style:font-style-asian="normal" style:font-weight-asian="normal" style:font-name-complex="Times New Roman"/>
    </style:style>
    <style:style style:name="T13" style:family="text">
      <style:text-properties fo:font-variant="normal" fo:text-transform="none" fo:color="#000000" style:text-line-through-style="none" style:text-line-through-type="none" style:font-name="Times New Roman" fo:font-size="11pt" fo:font-style="normal" style:text-underline-style="none" fo:font-weight="bold" style:font-size-asian="11pt" style:font-style-asian="normal" style:font-weight-asian="bold" style:font-name-complex="Times New Roman" style:font-size-complex="11pt"/>
    </style:style>
    <style:style style:name="T14" style:family="text">
      <style:text-properties fo:font-variant="normal" fo:text-transform="none" fo:color="#000000" style:text-line-through-style="none" style:text-line-through-type="none" style:font-name="Times New Roman" fo:font-size="11pt" fo:font-style="normal" style:text-underline-style="none" fo:font-weight="normal" style:font-size-asian="11pt" style:font-style-asian="normal" style:font-weight-asian="normal" style:font-name-complex="Times New Roman" style:font-size-complex="11pt"/>
    </style:style>
    <style:style style:name="T15" style:family="text">
      <style:text-properties fo:font-variant="normal" fo:text-transform="none" fo:color="#000000" style:text-line-through-style="none" style:text-line-through-type="none" style:font-name="Times New Roman" fo:font-size="11pt" fo:font-style="italic" style:text-underline-style="none" fo:font-weight="normal" style:font-size-asian="11pt" style:font-style-asian="italic" style:font-weight-asian="normal" style:font-name-complex="Times New Roman" style:font-size-complex="11pt" style:font-weight-complex="normal"/>
    </style:style>
    <style:style style:name="T16" style:family="text">
      <style:text-properties fo:font-variant="normal" fo:text-transform="none" fo:color="#000000" style:text-line-through-style="none" style:text-line-through-type="none" style:font-name="Times New Roman" fo:font-size="11pt" fo:letter-spacing="normal" fo:font-style="normal" style:text-underline-style="none" fo:font-weight="bold" style:font-size-asian="11pt" style:font-style-asian="normal" style:font-weight-asian="bold" style:font-name-complex="Times New Roman" style:font-size-complex="11pt" style:font-weight-complex="normal"/>
    </style:style>
    <style:style style:name="T17"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font-size-asian="11pt" style:font-style-asian="normal" style:font-weight-asian="normal" style:font-name-complex="Times New Roman" style:font-size-complex="11pt" style:font-weight-complex="normal"/>
    </style:style>
    <style:style style:name="T18" style:family="text">
      <style:text-properties fo:font-variant="normal" fo:text-transform="none" fo:color="#000000" style:text-line-through-style="none" style:text-line-through-type="none" style:font-name="Times New Roman1" fo:font-size="11pt" fo:letter-spacing="normal" fo:font-style="normal" style:text-underline-style="none" fo:font-weight="bold" style:font-size-asian="11pt" style:font-style-asian="normal" style:font-weight-asian="bold" style:font-name-complex="Times New Roman1" style:font-size-complex="11pt" style:font-weight-complex="normal"/>
    </style:style>
    <style:style style:name="T19" style:family="text">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T20" style:family="text">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font-style-complex="normal"/>
    </style:style>
    <style:style style:name="T21" style:family="text">
      <style:text-properties fo:font-variant="normal" fo:text-transform="none" fo:color="#000000" style:font-name="Times New Roman" fo:font-size="11pt" fo:letter-spacing="normal" fo:font-style="italic" fo:font-weight="normal" style:font-size-asian="11pt" style:font-style-asian="italic" style:font-weight-asian="normal" style:font-name-complex="Times New Roman" style:font-size-complex="11pt" style:font-style-complex="italic"/>
    </style:style>
    <style:style style:name="T22" style:family="text">
      <style:text-properties fo:font-variant="normal" fo:text-transform="none" fo:color="#000000" style:font-name="Times New Roman1" fo:font-size="11pt" fo:letter-spacing="normal" fo:font-style="normal" fo:font-weight="normal" style:font-size-asian="11pt" style:font-style-asian="normal" style:font-weight-asian="normal" style:font-name-complex="Times New Roman1" style:font-size-complex="11pt" style:font-style-complex="normal" style:font-weight-complex="normal"/>
    </style:style>
    <style:style style:name="T23" style:family="text">
      <style:text-properties fo:font-variant="normal" fo:text-transform="none" fo:color="#222222" style:font-name="Times New Roman1" fo:font-size="11pt" fo:letter-spacing="normal" fo:font-style="normal" fo:font-weight="normal" style:font-size-asian="11pt" style:font-style-asian="normal" style:font-weight-asian="normal" style:font-name-complex="Times New Roman1" style:font-size-complex="11pt" style:font-weight-complex="normal"/>
    </style:style>
    <style:style style:name="T24" style:family="text">
      <style:text-properties fo:font-variant="normal" fo:text-transform="none" fo:color="#222222" style:font-name="Times New Roman1" fo:font-size="11pt" fo:letter-spacing="normal" fo:font-style="normal" fo:font-weight="normal" style:font-size-asian="11pt" style:font-style-asian="normal" style:font-weight-asian="normal" style:font-name-complex="Times New Roman1" style:font-size-complex="11pt" style:font-style-complex="normal" style:font-weight-complex="normal"/>
    </style:style>
    <style:style style:name="T25" style:family="text">
      <style:text-properties fo:font-variant="normal" fo:text-transform="none" fo:color="#222222" style:font-name="Times New Roman1" fo:font-size="11pt" fo:letter-spacing="normal" fo:font-style="italic" fo:font-weight="normal" style:font-size-asian="11pt" style:font-style-asian="italic" style:font-weight-asian="normal" style:font-name-complex="Times New Roman1" style:font-size-complex="11pt" style:font-style-complex="italic" style:font-weight-complex="normal"/>
    </style:style>
    <style:style style:name="T26" style:family="text">
      <style:text-properties fo:font-variant="normal" fo:text-transform="none" fo:color="#222222" style:font-name="Times New Roman" fo:font-size="11pt" fo:letter-spacing="normal" fo:font-style="normal" fo:font-weight="normal" style:font-size-asian="11pt" style:font-style-asian="normal" style:font-weight-asian="normal" style:font-name-complex="Times New Roman" style:font-size-complex="11pt" style:font-style-complex="normal" style:font-weight-complex="normal"/>
    </style:style>
    <style:style style:name="T27" style:family="text">
      <style:text-properties fo:font-size="16pt" style:font-size-asian="16pt" style:font-size-complex="16pt"/>
    </style:style>
    <style:style style:name="T28" style:family="text">
      <style:text-properties fo:font-size="16pt" fo:font-weight="bold" style:font-size-asian="16pt" style:font-weight-asian="bold" style:font-size-complex="16pt" style:font-weight-complex="bold"/>
    </style:style>
    <style:style style:name="T29" style:family="text">
      <style:text-properties style:font-name-complex="Arial"/>
    </style:style>
    <style:style style:name="T30" style:family="text">
      <style:text-properties style:font-name="Arial" fo:font-size="11pt" style:font-size-asian="11pt" style:font-name-complex="Arial" style:font-size-complex="11pt"/>
    </style:style>
    <style:style style:name="T31" style:family="text">
      <style:text-properties style:font-name="Arial" fo:font-size="11pt" style:font-size-asian="11pt" style:font-name-complex="Arial" style:font-size-complex="11pt" style:font-weight-complex="bold"/>
    </style:style>
    <style:style style:name="T32" style:family="text">
      <style:text-properties style:font-name="Arial" fo:font-size="11pt" fo:font-weight="normal" style:font-size-asian="11pt" style:font-weight-asian="normal" style:font-name-complex="Arial" style:font-size-complex="11pt" style:font-weight-complex="normal"/>
    </style:style>
    <style:style style:name="T33" style:family="text">
      <style:text-properties style:font-name="Arial" style:font-name-complex="Arial"/>
    </style:style>
    <style:style style:name="T34" style:family="text">
      <style:text-properties style:font-name="Arial" fo:font-size="20pt" style:font-size-asian="20pt" style:font-name-complex="Arial" style:font-size-complex="20pt"/>
    </style:style>
    <style:style style:name="T35" style:family="text">
      <style:text-properties fo:font-style="italic" style:font-style-asian="italic" style:font-style-complex="italic"/>
    </style:style>
    <style:style style:name="T36" style:family="text">
      <style:text-properties fo:font-style="italic" style:font-style-asian="italic" style:font-name-complex="Times New Roman1" style:font-style-complex="italic"/>
    </style:style>
    <style:style style:name="T37" style:family="text">
      <style:text-properties style:font-name="Lucida Console1" fo:font-size="11pt" style:font-size-asian="11pt" style:font-name-complex="Lucida Console1" style:font-size-complex="11pt"/>
    </style:style>
    <style:style style:name="T38" style:family="text">
      <style:text-properties style:font-name="Lucida Console1" fo:font-size="9.5pt" style:font-size-asian="9.5pt" style:font-name-complex="Lucida Console1" style:font-size-complex="9.5pt"/>
    </style:style>
    <style:style style:name="T39" style:family="text">
      <style:text-properties style:font-name="Lucida Console1" fo:font-size="9.5pt" style:font-name-asian="Lucida Console1" style:font-size-asian="9.5pt" style:font-name-complex="Lucida Console1" style:font-size-complex="9.5pt"/>
    </style:style>
    <style:style style:name="T40" style:family="text">
      <style:text-properties style:font-name="Times New Roman1" fo:font-size="11pt" style:font-size-asian="11pt" style:font-name-complex="Times New Roman1" style:font-size-complex="11pt"/>
    </style:style>
    <style:style style:name="T41" style:family="text">
      <style:text-properties style:font-name="Times New Roman1" fo:font-size="11pt" fo:font-style="normal" style:font-size-asian="11pt" style:font-style-asian="normal" style:font-name-complex="Times New Roman1" style:font-size-complex="11pt" style:font-style-complex="normal"/>
    </style:style>
    <style:style style:name="T42" style:family="text">
      <style:text-properties style:font-name="Times New Roman1" fo:font-size="11pt" fo:font-style="normal" style:font-name-asian="Times New Roman1" style:font-size-asian="11pt" style:font-style-asian="normal" style:font-name-complex="Times New Roman1" style:font-size-complex="11pt" style:font-style-complex="normal"/>
    </style:style>
    <style:style style:name="T43" style:family="text">
      <style:text-properties style:font-name="Times New Roman1" fo:font-size="11pt" fo:font-style="italic" style:font-size-asian="11pt" style:font-style-asian="italic" style:font-name-complex="Times New Roman1" style:font-size-complex="11pt" style:font-style-complex="italic"/>
    </style:style>
    <style:style style:name="T44" style:family="text">
      <style:text-properties style:font-name="Times New Roman1" fo:font-size="11pt" fo:font-weight="normal" style:font-size-asian="11pt" style:font-weight-asian="normal" style:font-name-complex="Times New Roman1" style:font-size-complex="11pt" style:font-weight-complex="normal"/>
    </style:style>
    <style:style style:name="T45" style:family="text">
      <style:text-properties style:font-name="Times New Roman1" style:font-name-complex="Times New Roman1"/>
    </style:style>
    <style:style style:name="T46" style:family="text">
      <style:text-properties style:font-name="Times New Roman1" style:font-name-complex="Times New Roman1" style:font-style-complex="normal" style:font-weight-complex="normal"/>
    </style:style>
    <style:style style:name="T47" style:family="text">
      <style:text-properties style:font-name="Times New Roman1" fo:font-style="normal" style:font-style-asian="normal" style:font-name-complex="Times New Roman1" style:font-style-complex="normal"/>
    </style:style>
    <style:style style:name="T48" style:family="text">
      <style:text-properties style:font-name="Times New Roman1" fo:font-style="normal" style:font-name-asian="Times New Roman1" style:font-style-asian="normal" style:font-name-complex="Times New Roman1" style:font-style-complex="normal"/>
    </style:style>
    <style:style style:name="T49" style:family="text">
      <style:text-properties style:font-name="Times New Roman1" fo:font-style="italic" style:font-style-asian="italic" style:font-name-complex="Times New Roman1" style:font-style-complex="italic"/>
    </style:style>
    <style:style style:name="T50" style:family="text">
      <style:text-properties style:font-name-complex="Times New Roman1"/>
    </style:style>
    <style:style style:name="T51" style:family="text">
      <style:text-properties style:font-name-asian="Lucida Console"/>
    </style:style>
    <style:style style:name="T52" style:family="text">
      <style:text-properties style:font-name-asian="Lucida Console" style:font-name-complex="Lucida Console"/>
    </style:style>
    <style:style style:name="T53" style:family="text">
      <style:text-properties style:font-name-asian="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Chapter_20_Number_20__5b_PACKT_5d_"><text:span text:style-name="T1">1</text:span> </text:p>
      <text:p text:style-name="P40">Big Brother's Cameras are here to stay </text:p>
      <text:p text:style-name="Normal_20__5b_PACKT_5d_"/>
      <text:p text:style-name="Normal_20__5b_PACKT_5d_"><text:span text:style-name="T2">The use of surveillance cameras by private businesses, as well as municipal governments is predicted to increase. <text:s/>Recent police shootings of unarmed men have caused many municipalities to call for the use of body cameras to be mounted on police officers as they engage on their duties. <text:s/>Harvard University recently came under fire for having conducted class-attendance research that involved the use of video cameras in lecture halls without student's knowledge or consent. Video surveillance “smart” cameras in operation in New York City have the ability to single out individuals based on colors they are wearing, let police know when a backpack was left behind by an individual, read thousands of license plates each second and check the scanned numbers against a database that saves the location where that vehicle has been scanned before. All of these cameras need to be programmed, manned, and any data collected by them needs to be stored for possible later retrieval that can be used in court cases, police investigations, and much more. <text:s/>Database software will be needed to code the applications that deal with </text:span><text:soft-page-break/><text:span text:style-name="T3">the storage of this data. <text:s/>Real-time computer vision software will be needed in order to do the tracking, face recognition, object character recognition, recording, and so on. All of these requirements will continue to demand fast and efficient computer vision applications <text:s/>to deal with these situations. </text:span></text:p>
      <text:p text:style-name="P18"/>
      <text:p text:style-name="P22">The use of an interpreted language like python, with a reputation of being a lot slower than C/C++, brings a new set of challenges to cope with in order to produce fast executed code. <text:s/>For this reason the question of how C/C++ code is called from python, is essential in the production of real-time computer vision applications. We will explore ways and techniques that have been used to accomplish this non-trivial endeavor, in addition to new approaches recently introduced that guarantee that the OpenCV - Python bindings take advantage of the latest optimization techniques. The OpenCV library is a good choice to meet many of these demands, and we will now explore it in great detail. </text:p>
      <text:p text:style-name="P23">OpenCV - Python is a library of Python bindings that allows us to execute computationally optimized code written in low-level languages, and called from easily readable python code thus increasing programming productivity and efficiency. This efficiency is achieved by writing portions of the code that are not detrimental to performance, in a high-level language, in our case the Python language. By doing this the developer is able to relegate the performance critical code portions of the program to a lower-level language, like Fortran, or C/C++. We will take a closer look at the relationship of the OpenCV Python bindings, wrappers, and how they work vis-a-vis the OpenCV API C/C++ interface in order to make this interoperability possible. <text:s/>The Python bindings of OpenCV have changed over the years, and we will explore what kind of requirements made these changes necessary, and the additions that took their place.</text:p>
      <text:p text:style-name="P23">In this chapter we will explore how OpenCV code originally written in low-level C/C++ can be called from higher-level python scripts and programs. We will: explore different <text:s text:c="12"/>techniques by dealing with real examples that use these approaches. <text:s/>In this chapter we</text:p>
      <text:p text:style-name="P23">will: <text:tab/><text:tab/><text:tab/><text:tab/><text:tab/> <text:s text:c="11"/></text:p>
      <text:list xml:id="list4674101569468814517" text:style-name="WW8Num3">
        <text:list-item>
          <text:p text:style-name="P41">Learn how to use Swig to generate wrapper code</text:p>
        </text:list-item>
      </text:list>
      <text:list xml:id="list3858249759464428093" text:style-name="WW8Num8">
        <text:list-item>
          <text:p text:style-name="P44"><text:soft-page-break/>Learn how to bind and wrap C/C++ code and call it from a Python program     </text:p>
        </text:list-item>
        <text:list-item>
          <text:p text:style-name="P44">Learn to use the Python C/API with OpenCV</text:p>
        </text:list-item>
        <text:list-item>
          <text:p text:style-name="P44">Learn about other interface libraries that work well with OpenCV</text:p>
        </text:list-item>
        <text:list-item>
          <text:p text:style-name="P45"><text:bookmark text:name="docs-internal-guid-0a561c93-77dc-a3de-ef"/>Learn how to write and incorporate an Android application with the OpenCV libraries written in C/C++ and its python bindings </text:p>
        </text:list-item>
      </text:list>
      <text:p text:style-name="P22">In the next section we will cover some <text:s/>concepts regarding the Python programming language and its bindings and how they interact with the main C and C++ code of the OpenCV library.</text:p>
      <text:list xml:id="list5445733682071975378" text:style-name="WW8Num2">
        <text:list-item>
          <text:h text:style-name="P9" text:outline-level="1">Introduction to the OpenCV - Python Bindings and Wrappers</text:h>
        </text:list-item>
      </text:list>
      <text:p text:style-name="Normal_20__5b_PACKT_5d_"/>
      <text:p text:style-name="Normal_20__5b_PACKT_5d_">The Python C/API is the cornerstone of the standard Python interpreter. By using this API it is possible to write Python extension modules written in C and C++, making it possible from these modules to call functions written in C or C++. In order to take advantage of the Python C/API, one has to follow its code guidelines and requirements, as well as parsing function procedures in order to produce the desired return type. This can be done manually, or you can take advantage of code generators and interface libraries. There are many choices and alternatives, too many to list, and I will only deal with the ones that have been used by OpenCV as part of its implementation. <text:s/></text:p>
      <text:list xml:id="list202955859627209" text:continue-numbering="true" text:style-name="WW8Num2">
        <text:list-item>
          <text:h text:style-name="P9" text:outline-level="1">A simple example of SWIG in action </text:h>
        </text:list-item>
      </text:list>
      <text:p text:style-name="P24"/>
      <text:p text:style-name="P19"><text:soft-page-break/>In order to understand a little bit more about the OpenCV - Python bindings, it would be helpful, if not just for historical reasons, to see how OpenCV operated just a couple of versions ago. <text:s/>I believe will help to give us an overall picture, and we can start to appreciate some of the changes that were made to it, and most importantly how they came about. <text:s/>For this reason we will briefly take a look at the SWIG code generator. </text:p>
      <text:p text:style-name="P19">Some of these changes can easily be noticed if you happen to download an older version of OpenCV legacy code. <text:s/></text:p>
      <text:p text:style-name="P19">When looking through the OpenCV version 1.0, <text:s/>you will notice that inside of the main directory, there is a main directory with all the directories and files that you will need for building and compilation <text:s/></text:p>
      <text:p text:style-name="P1"><text:bookmark text:name="docs-internal-guid-0a561c93-77f2-2078-49"/>Insert image B04209_01_01.png</text:p>
      <text:p text:style-name="P1"/>
      <text:p text:style-name="Normal_20__5b_PACKT_5d_"><text:span text:style-name="T14">there is an interfaces directory with a directory named </text:span><text:span text:style-name="T15">SWIG</text:span><text:span text:style-name="T14"> inside of it. </text:span><text:span text:style-name="T13"><text:s/></text:span></text:p>
      <text:p text:style-name="P1"/>
      <text:p text:style-name="P1">Insert image B04209_01_02.png</text:p>
      <text:p text:style-name="P1"/>
      <text:p text:style-name="P1"/>
      <text:p text:style-name="P19">Inside the SWIG directory you can find all the interfaces needed to serve as a bridge between low-level languages and Python. <text:s/></text:p>
      <text:p text:style-name="P19"/>
      <text:p text:style-name="P1">Insert image B04209_01_03.png</text:p>
      <text:p text:style-name="P19"/>
      <text:p text:style-name="P19">You also find the general directory where more situation-specific interfaces and header files are located.</text:p>
      <text:p text:style-name="P19"/>
      <text:p text:style-name="P1">Insert image B04209_01_04.png</text:p>
      <text:p text:style-name="P19"/>
      <text:p text:style-name="P19"><text:soft-page-break/>Inside of the Python directory you notice that it includes all the header files that are needed for the generation of code that make the calls to low-level functions. <text:s/></text:p>
      <text:p text:style-name="P19"/>
      <text:p text:style-name="P1">Insert image B04209_01_05.png</text:p>
      <text:p text:style-name="P19"/>
      <text:p text:style-name="P19"/>
      <text:p text:style-name="P19">Swig is a very powerful command-line tool and popular interface compiler that serves as a bridge between programs written in C/C++ and Python. <text:s/>SWIG is also very popular as glue code for many other scripting languages. <text:s/>It works by taking the declarations in .h header files and using them to generate wrapper code, code from where scripting languages can then access the underlying C / C++ code. SWIG is able to parse these declarations and creates an output file of C/C++ containing code. This produced code can then be compiled in a shared library to make your Python module that you can subsequently import from a Python interpreter. This was the way that earlier versions of OpenCV-Python first wrapped C/C++ code. OpenCV used SWIG as a code generator in order for Python to call low-level C and C++ code. <text:s/>By generating code in this fashion, the OpenCV low-level C/C++ code was cleanly separated from its more “programmable” scripting interface written in Python. <text:s/></text:p>
      <text:p text:style-name="P19">SWIG depends on the following components</text:p>
      <text:list xml:id="list202955101571817" text:continue-list="list4674101569468814517" text:style-name="WW8Num3">
        <text:list-item>
          <text:p text:style-name="P42">Preprocessor</text:p>
        </text:list-item>
        <text:list-item>
          <text:p text:style-name="P42">Parser </text:p>
        </text:list-item>
        <text:list-item>
          <text:p text:style-name="P42">Features</text:p>
        </text:list-item>
        <text:list-item>
          <text:p text:style-name="P42">Typemaps</text:p>
        </text:list-item>
      </text:list>
      <text:p text:style-name="P19"/>
      <text:p text:style-name="P24"/>
      <text:p text:style-name="Information_20_Box_20__5b_PACKT_5d_"><text:soft-page-break/><text:span text:style-name="T37"><text:tab/></text:span><text:span text:style-name="T40">For more information on the internals of swig, and more <text:tab/>advanced uses <text:tab/>visit their website:</text:span></text:p>
      <text:p text:style-name="P51"><text:tab/><text:tab/>www.swig.org</text:p>
      <text:p text:style-name="Information_20_Box_20__5b_PACKT_5d_"/>
      <text:p text:style-name="Normal_20__5b_PACKT_5d_"><text:span text:style-name="T3">In this next example we introduce a very simple </text:span><text:span text:style-name="T4">hello_world</text:span><text:span text:style-name="T3"> program written in C++ that will illustrate and teach you how to use SWIG to generate Python code from where we can call the C/C++ underlying code. <text:s/>This is a very simple example that emphasizes on breadth and not depth, taking into consideration the vast number of applications that can be performed using SWIG. <text:s/>My intent is to simply expose you to this code generator, using a very simple technique, that can become very handy in building applications. <text:s/></text:span></text:p>
      <text:p text:style-name="Normal_20__5b_PACKT_5d_"><text:span text:style-name="T3">If we use our favorite text editor we can imagine that our function lives in the file </text:span><text:span text:style-name="T4">hello.cpp</text:span><text:span text:style-name="T5">, </text:span></text:p>
      <text:p text:style-name="P5">//hello.cpp</text:p>
      <text:p text:style-name="Code_20__5b_PACKT_5d_">#include &lt;iostream&gt; </text:p>
      <text:p text:style-name="Code_20__5b_PACKT_5d_">#include "hello.h" </text:p>
      <text:p text:style-name="Code_20__5b_PACKT_5d_">void sayHello() </text:p>
      <text:p text:style-name="Code_20__5b_PACKT_5d_">{ </text:p>
      <text:p text:style-name="Code_20__5b_PACKT_5d_"><text:span text:style-name="T51"><text:s text:c="4"/></text:span>std::cout &lt;&lt; "Hello OpenCV!\n"; </text:p>
      <text:p text:style-name="Code_20__5b_PACKT_5d_">}</text:p>
      <text:p text:style-name="Code_20__5b_PACKT_5d_"/>
      <text:p text:style-name="P24"/>
      <text:p text:style-name="Normal_20__5b_PACKT_5d_"><text:span text:style-name="T41">and the header file</text:span><text:span text:style-name="T43"> </text:span><text:span text:style-name="T41">in the</text:span><text:span text:style-name="T43"> </text:span><text:span text:style-name="T41">hello.h</text:span><text:span text:style-name="T43">:</text:span></text:p>
      <text:p text:style-name="P5">//hello.h</text:p>
      <text:p text:style-name="Code_20__5b_PACKT_5d_">#ifndef HELLO </text:p>
      <text:p text:style-name="Code_20__5b_PACKT_5d_">#define HELLO </text:p>
      <text:p text:style-name="Code_20__5b_PACKT_5d_"/>
      <text:p text:style-name="Code_20__5b_PACKT_5d_"><text:span text:style-name="T51"><text:s text:c="4"/></text:span>void sayHello(); </text:p>
      <text:p text:style-name="Code_20__5b_PACKT_5d_"/>
      <text:p text:style-name="Code_20__5b_PACKT_5d_"><text:soft-page-break/><text:span text:style-name="Code_20_Highlighted_20__5b_PACKT_5d_"><text:span text:style-name="T31">#endif </text:span></text:span></text:p>
      <text:p text:style-name="Normal_20__5b_PACKT_5d_"><text:span text:style-name="T40">and we are going to use the file </text:span><text:span text:style-name="T43">main.cpp </text:span><text:span text:style-name="T41">to call the function.</text:span></text:p>
      <text:p text:style-name="P5">//main.cpp</text:p>
      <text:p text:style-name="Code_20__5b_PACKT_5d_">#include "hello.h" </text:p>
      <text:p text:style-name="Code_20__5b_PACKT_5d_"/>
      <text:p text:style-name="Code_20__5b_PACKT_5d_">int main() </text:p>
      <text:p text:style-name="Code_20__5b_PACKT_5d_">{ </text:p>
      <text:p text:style-name="Code_20__5b_PACKT_5d_"><text:span text:style-name="T51"><text:s text:c="4"/></text:span>sayHello(); </text:p>
      <text:p text:style-name="Code_20__5b_PACKT_5d_"><text:span text:style-name="T51"><text:s text:c="4"/></text:span>return 0; </text:p>
      <text:p text:style-name="Code_20__5b_PACKT_5d_">}</text:p>
      <text:p text:style-name="P24"/>
      <text:p text:style-name="Normal_20__5b_PACKT_5d_"><text:span text:style-name="T40">To summarize, we can see that in the code written in these programs, we are creating a very traditional '</text:span><text:span text:style-name="T41">hello</text:span><text:span text:style-name="T43"> </text:span><text:span text:style-name="T41">world'</text:span><text:span text:style-name="T40"> program written in C++. <text:s text:c="2"/>We are also including a header file, </text:span><text:span text:style-name="T41">hello.h</text:span><text:span text:style-name="T40"> that contains the function to be called, and a main file, </text:span><text:span text:style-name="T41">main.cpp</text:span><text:span text:style-name="T40"> from where we are going to call the function. </text:span></text:p>
      <text:p text:style-name="P29"/>
      <text:p text:style-name="P29">We introduce three very important programs:</text:p>
      <text:list xml:id="list202955144262746" text:continue-numbering="true" text:style-name="WW8Num3">
        <text:list-item>
          <text:p text:style-name="Bullet_20__5b_PACKT_5d_"><text:span text:style-name="T45"><text:tab/> </text:span><text:span text:style-name="T47">setup.py</text:span><text:span text:style-name="T49"> </text:span><text:span text:style-name="T47">script</text:span></text:p>
        </text:list-item>
        <text:list-item>
          <text:p text:style-name="Bullet_20__5b_PACKT_5d_"><text:span text:style-name="T48"><text:s text:c="7"/></text:span><text:span text:style-name="T47">makefile script</text:span></text:p>
        </text:list-item>
        <text:list-item>
          <text:p text:style-name="Bullet_20__5b_PACKT_5d_"><text:span text:style-name="T42"><text:s text:c="7"/></text:span><text:span text:style-name="T41">swigversion.i</text:span><text:span text:style-name="T43"> </text:span></text:p>
        </text:list-item>
      </text:list>
      <text:p text:style-name="P49"/>
      <text:p text:style-name="P47"><text:s text:c="5"/></text:p>
      <text:p text:style-name="Normal_20__5b_PACKT_5d_"><text:span text:style-name="T40">The </text:span><text:span text:style-name="T41">setup.py</text:span><text:span text:style-name="T40"> program written in Python, allows us to take advantage of the disutils application that to build our extensions, modules, and build directories. <text:s/>We also get to name our module, and the name of the source file that we will use to build our application. <text:s/></text:span></text:p>
      <text:p text:style-name="P29"><text:soft-page-break/></text:p>
      <text:p text:style-name="Normal_20__5b_PACKT_5d_"><text:span text:style-name="T40">The </text:span><text:span text:style-name="T41">swigversion.i</text:span><text:span text:style-name="T40"> program is the program that SWIG uses to produce the wrap code that serves as the interface to the C++ written code. In it we can include the module name and the libraries, header files, and any other necessary files that are needed for our application to run. <text:s/>We also list everything else we want included in the extension module to be built.</text:span></text:p>
      <text:p text:style-name="P24"/>
      <text:p text:style-name="Normal_20__5b_PACKT_5d_">//swigversion.i</text:p>
      <text:p text:style-name="Code_20__5b_PACKT_5d_">%module swigversion </text:p>
      <text:p text:style-name="Code_20__5b_PACKT_5d_">%{ </text:p>
      <text:p text:style-name="Code_20__5b_PACKT_5d_">#include &lt;stdlib.h&gt; </text:p>
      <text:p text:style-name="Code_20__5b_PACKT_5d_">#include "hello.h" </text:p>
      <text:p text:style-name="Code_20__5b_PACKT_5d_">%} </text:p>
      <text:p text:style-name="Code_20__5b_PACKT_5d_">%include "hello.h"</text:p>
      <text:p text:style-name="P24"/>
      <text:p text:style-name="Normal_20__5b_PACKT_5d_"><text:span text:style-name="T40">The code in the </text:span><text:span text:style-name="T41">Makefile</text:span><text:span text:style-name="T40"> file allows SWIG to seamlessly start linking our libraries, and most importantly deal with compatibility flags, and compiler issues.</text:span></text:p>
      <text:p text:style-name="P29"/>
      <text:p text:style-name="P5">//setup.py</text:p>
      <text:p text:style-name="Code_20__5b_PACKT_5d_">from distutils.core import setup, Extension </text:p>
      <text:p text:style-name="Code_20__5b_PACKT_5d_"/>
      <text:p text:style-name="Code_20__5b_PACKT_5d_">extension_mod = Extension("_swigversion", </text:p>
      <text:p text:style-name="Code_20__5b_PACKT_5d_"><text:tab/><text:tab/><text:tab/>["_swigversion_module.cpp", "hello.cpp"]) </text:p>
      <text:p text:style-name="Code_20__5b_PACKT_5d_">setup(name = "swigversion", ext_modules=[extension_mod])</text:p>
      <text:p text:style-name="P29"/>
      <text:p text:style-name="P5">//Makefile</text:p>
      <text:p text:style-name="Code_20__5b_PACKT_5d_">all: </text:p>
      <text:p text:style-name="Code_20__5b_PACKT_5d_"/>
      <text:p text:style-name="Code_20__5b_PACKT_5d_"><text:tab/>swig -python -c++ -o _swigversion_module.cpp swigversion.i </text:p>
      <text:p text:style-name="Code_20__5b_PACKT_5d_"><text:soft-page-break/><text:tab/>python setup.py build_ext --inplace</text:p>
      <text:p text:style-name="Code_20__5b_PACKT_5d_"/>
      <text:p text:style-name="P19">So far we have constructed a micro environment with toy examples that mimic the tree structure of the OpenCV v. 1.0 <text:s/>that we went over in the last section. As you can see it contains a .cpp file, .h file, .i interface file, setup.py, Makefile, and Main file to carry the execution code to test our application. <text:s/>We are now ready for building and compiling our application.</text:p>
      <text:p text:style-name="Normal_20__5b_PACKT_5d_"><text:span text:style-name="T3">In order to run these set of programs, all you need to do is open a terminal in the same directory where these programs are located, and type <text:s/></text:span><text:span text:style-name="T5">make</text:span><text:span text:style-name="T3">. <text:s/></text:span></text:p>
      <text:p text:style-name="P1">Insert image B04209_01_06.png</text:p>
      <text:p text:style-name="P19"/>
      <text:p text:style-name="P19"/>
      <text:p text:style-name="P15">shell$ make</text:p>
      <text:p text:style-name="P54"/>
      <text:p text:style-name="P52"><text:tab/><text:tab/></text:p>
      <text:p text:style-name="P53"><text:span text:style-name="T3"><text:tab/>By entering make into your terminal, you are calling the Makefile script <text:tab/>to build and link the files in that directory. Th</text:span><text:span text:style-name="T2">ere is a lot going on under <text:tab/>the hood, that SWIG keeps from the programmer. If you want to know <text:tab/>some of these hidden details during the code generation process, <text:s/>just <text:tab/>enter the following command in a terminal: </text:span></text:p>
      <text:p text:style-name="Code_20__5b_PACKT_5d_"><text:span text:style-name="T52"><text:s/></text:span><text:span text:style-name="T50"><text:tab/><text:tab/>shell$ </text:span><text:span text:style-name="T36">swig -E -pyhton -c++ hello.i</text:span></text:p>
      <text:p text:style-name="P52"/>
      <text:p text:style-name="Information_20_Box_20__5b_PACKT_5d_"><text:span text:style-name="T45">and you will see that a build directory has been created in addition to some files. <text:s/>The build directory was made in accordance to our specifications given in the </text:span><text:span text:style-name="T47">setup.py</text:span><text:span text:style-name="T45"> file with the following line :</text:span></text:p>
      <text:p text:style-name="P52"><text:soft-page-break/></text:p>
      <text:p text:style-name="P52">python setup.py build_ext –inplace</text:p>
      <text:p text:style-name="P55"/>
      <text:p text:style-name="P26"/>
      <text:p text:style-name="Normal_20__5b_PACKT_5d_"><text:span text:style-name="T3">Inside the build directory we find a couple of object files the </text:span><text:span text:style-name="T4">hello.o</text:span><text:span text:style-name="T3">, and the <text:s text:c="2"/></text:span><text:span text:style-name="T4">_swigversion_module.o </text:span><text:span text:style-name="T5">, </text:span><text:span text:style-name="T4">and outside of the build directory, the files </text:span><text:span text:style-name="T5"><text:s/></text:span><text:span text:style-name="T4">swigversion.pyc,</text:span><text:span text:style-name="T5"> <text:s/></text:span><text:span text:style-name="T4">_swigversion_module.cpp, <text:s/>_swigversion.so</text:span><text:span text:style-name="T5">, </text:span><text:span text:style-name="T4">and the</text:span><text:span text:style-name="T5"> </text:span><text:span text:style-name="T4">swigversion.py</text:span><text:span text:style-name="T5">. </text:span><text:span text:style-name="T4">The generated .pyc swigversion.pyc file contains the compiled bytecode of the Python source files, as <text:s/>you can see here:</text:span></text:p>
      <text:p text:style-name="P19"/>
      <text:p text:style-name="P1">Insert image B04209_01_07.png</text:p>
      <text:p text:style-name="P19"/>
      <text:p text:style-name="Normal_20__5b_PACKT_5d_"><text:span text:style-name="T19">The generated C++ source file contains the low-level wrappers that need to be compiled and linked with the rest of your C/C++ application to create an extension module. The Python </text:span><text:span text:style-name="T20">swigversion.py</text:span><text:span text:style-name="T19"> source file contains high-level support code. This is the file that you will import to use the module. And finally the </text:span><text:span text:style-name="T20">_swigversion.so</text:span><text:span text:style-name="T21"> </text:span><text:span text:style-name="T20">is the generated shared object file</text:span><text:span text:style-name="T21">.</text:span></text:p>
      <text:p text:style-name="P19">Now we are ready to call our C/C++ from the generated Python module using a command-line command from inside the Python interpreter. <text:s/>All we need to do is open an interpreter from our terminal by typing the following:</text:p>
      <text:p text:style-name="P26"/>
      <text:p text:style-name="Standard"/>
      <text:p text:style-name="Code_20__5b_PACKT_5d_">shell$ python</text:p>
      <text:p text:style-name="Code_20__5b_PACKT_5d_">&gt;&gt;&gt;import swigversion</text:p>
      <text:p text:style-name="P24"/>
      <text:p text:style-name="P29">and you will get the following expected output:</text:p>
      <text:p text:style-name="P24"/>
      <text:p text:style-name="P1"><text:soft-page-break/>Insert image B04209_01_08.png</text:p>
      <text:p text:style-name="P19"/>
      <text:p text:style-name="P19">And by using this technique you can call code originally written in C/C++ and be able to call it using Python. <text:s/></text:p>
      <text:p text:style-name="P19"/>
      <text:p text:style-name="Normal_20__5b_PACKT_5d_"><text:span text:style-name="T3">As we can see through the use of our toy example, <text:s/></text:span><text:span text:style-name="T7">Swig has its place as a code generator for many coding situations, but it also has its disadvantages. It is very good working with C code, but as the OpenCV library was ported from C code to a more modern C++ code full of modern constructs, templates, Swig's many deficiencies became apparent. It could not handle the new C++ code as well as it did with C <text:s/>code. Other deficiencies included memory leaks, silent failures, and other hard to find bugs. For this and many reasons the change away from the Swig code generator has minimized bugs and has been welcomed</text:span></text:p>
      <text:p text:style-name="P20">by many in the OpenCV community, because of its more flexible nature and its adaptation to C++.</text:p>
      <text:p text:style-name="P25"/>
      <text:list xml:id="list202955633070233" text:continue-list="list202955859627209" text:style-name="WW8Num2">
        <text:list-item>
          <text:h text:style-name="P11" text:outline-level="1">A look into modern OpenCV - Python</text:h>
        </text:list-item>
      </text:list>
      <text:p text:style-name="P26"/>
      <text:p text:style-name="Normal_20__5b_PACKT_5d_"><text:span text:style-name="T45">As the evolution was made from C to a more modern C++ based code, many changes were made. The Swig interfaces model was replaced with a modularity-based approach where you can import modules, and use all levels of the Python ecosystem in seamlessly fashion. <text:s/>One of these is the open source extension module, </text:span><text:span text:style-name="T47">NumPy</text:span><text:span text:style-name="T45">. <text:s/>It uses Python syntax, thus making it easy to embed code from low level languages. The module </text:span><text:span text:style-name="T47">NumPy</text:span><text:span text:style-name="T49"> </text:span><text:span text:style-name="T45">provides very fast pre-compiled functions for numerical routines, adding to Python support for large, multi-dimensional arrays and matrices. </text:span><text:span text:style-name="T47">Numpy</text:span><text:span text:style-name="T45"> uses arrays instead of Python lists. The only caveat is that the number of elements in a </text:span><text:span text:style-name="T47">NumPy</text:span><text:span text:style-name="T45"> array needs to be </text:span><text:soft-page-break/><text:span text:style-name="T3">known when the array is created, and these arrays have to be of the same type. This adds great optimization to the code saving a lot of time when doing array calculations. For this reason the </text:span><text:span text:style-name="T4">NumPy</text:span><text:span text:style-name="T3"> array is used by many other modules in the Python ecosystem.</text:span></text:p>
      <text:p text:style-name="Normal_20__5b_PACKT_5d_"/>
      <text:p text:style-name="P1">Insert image B04209_01_09.png</text:p>
      <text:p text:style-name="P19"/>
      <text:p text:style-name="Normal_20__5b_PACKT_5d_"><text:span text:style-name="T23">In recent versions of the OpenCV - Python library, as new functions were added (usually starting with lower-case letter, but not always) the decision was made that these new functions will only support </text:span><text:span text:style-name="T24">NumPy</text:span><text:span text:style-name="T23"> arrays. </text:span></text:p>
      <text:p text:style-name="Normal_20__5b_PACKT_5d_"><text:span text:style-name="T23">By taking this approach, they in fact did not expose the old main matrix class to Python, and instead opted to use the commonly used </text:span><text:span text:style-name="T24">NumPy</text:span><text:span text:style-name="T23"> arrays as the basic standard to follow into the future. <text:s/></text:span></text:p>
      <text:p text:style-name="Normal_20__5b_PACKT_5d_"><text:span text:style-name="T23">Two separate Python modules were made </text:span><text:span text:style-name="T25">python</text:span><text:span text:style-name="T23"> and </text:span><text:span text:style-name="T25">python2. <text:s/></text:span><text:span text:style-name="T24">In the older python interface there is still full support for the old OpenCV arrays as well as the newer NumPy arrays. <text:s/>On the other hand the new python2 interface only supports NumPy arrays. <text:s/></text:span></text:p>
      <text:p text:style-name="P32">By separating Python into two different and separate modules, name conflicts tend to decrease with each subsequent version upgrade of the OpenCV library. </text:p>
      <text:p text:style-name="P32">There was a move to go back to the Python C API, and write code based on the same API that core Python was based on. <text:s/>Python is a C library, and using it just as any other C library can help in the extending and embedding of the language. By doing this, it helped to increase performance as well as the integration of a great amount of legacy code and existing software written in low-level languages. <text:s/></text:p>
      <text:p text:style-name="P32"/>
      <text:list xml:id="list202955321809549" text:continue-numbering="true" text:style-name="WW8Num2">
        <text:list-item>
          <text:h text:style-name="P9" text:outline-level="1">A brief introduction to the Python C API</text:h>
        </text:list-item>
      </text:list>
      <text:p text:style-name="P27"/>
      <text:p text:style-name="P24"><text:soft-page-break/></text:p>
      <text:p text:style-name="P32">I will introduce the Python C API by porting a similar hello.py program to the one that we used in the previous section. <text:s/></text:p>
      <text:p text:style-name="P29"/>
      <text:p text:style-name="P5">//hello.py</text:p>
      <text:p text:style-name="P54"/>
      <text:p text:style-name="Code_20__5b_PACKT_5d_">&gt;&gt;&gt; def hello_opencv():</text:p>
      <text:p text:style-name="Code_20__5b_PACKT_5d_">&gt;&gt;&gt; <text:s text:c="4"/>return “Hello OpenCV!!”</text:p>
      <text:p text:style-name="P54"/>
      <text:p text:style-name="P33">This very simple program when you run it, it will print Hello OpenCV!, whether you run it within an interpreter, or as a standalone python program. <text:s/></text:p>
      <text:p text:style-name="P33"/>
      <text:p text:style-name="P2">Insert image B04209_01_10.png</text:p>
      <text:p text:style-name="P33"/>
      <text:p text:style-name="P33">Now we will write a program that will perform the same capability but using the Python C API. <text:s/></text:p>
      <text:p text:style-name="P33"/>
      <text:p text:style-name="P39">//hello_opencv.c</text:p>
      <text:p text:style-name="Code_20__5b_PACKT_5d_"><text:span text:style-name="Source_20_Text"><text:span text:style-name="T38">#include "Python.h" </text:span></text:span></text:p>
      <text:p text:style-name="P16"/>
      <text:p text:style-name="Code_20__5b_PACKT_5d_"><text:span text:style-name="Source_20_Text"><text:span text:style-name="T38">static PyObject * </text:span></text:span></text:p>
      <text:p text:style-name="P16"/>
      <text:p text:style-name="Code_20__5b_PACKT_5d_"><text:span text:style-name="Source_20_Text"><text:span text:style-name="T38">hello_opencv(PyObject *self, PyObject *args) </text:span></text:span></text:p>
      <text:p text:style-name="P16"/>
      <text:p text:style-name="Code_20__5b_PACKT_5d_"><text:span text:style-name="Source_20_Text"><text:span text:style-name="T38">{ </text:span></text:span></text:p>
      <text:p text:style-name="Code_20__5b_PACKT_5d_"><text:soft-page-break/><text:span text:style-name="Source_20_Text"><text:span text:style-name="T39"><text:s text:c="4"/></text:span></text:span><text:span text:style-name="Source_20_Text"><text:span text:style-name="T38">return Py_BuildValue("s", "Hello OpenCV!"); </text:span></text:span></text:p>
      <text:p text:style-name="Code_20__5b_PACKT_5d_"><text:span text:style-name="Source_20_Text"><text:span text:style-name="T38">} </text:span></text:span></text:p>
      <text:p text:style-name="Code_20__5b_PACKT_5d_"><text:span text:style-name="Source_20_Text"><text:span text:style-name="T38">// creation of a functions table </text:span></text:span></text:p>
      <text:p text:style-name="Code_20__5b_PACKT_5d_"><text:span text:style-name="Source_20_Text"><text:span text:style-name="T38">static PyMethodDef </text:span></text:span></text:p>
      <text:p text:style-name="Code_20__5b_PACKT_5d_"><text:span text:style-name="Source_20_Text"><text:span text:style-name="T38">module_functions[] = { </text:span></text:span></text:p>
      <text:p text:style-name="Code_20__5b_PACKT_5d_"><text:span text:style-name="Source_20_Text"><text:span text:style-name="T39"><text:s text:c="4"/></text:span></text:span><text:span text:style-name="Source_20_Text"><text:span text:style-name="T38">{ "hello_opencv", hello_opencv, METH_VARARGS, "Say Hello" }, </text:span></text:span></text:p>
      <text:p text:style-name="Code_20__5b_PACKT_5d_"><text:span text:style-name="Source_20_Text"><text:span text:style-name="T39"><text:s text:c="4"/></text:span></text:span><text:span text:style-name="Source_20_Text"><text:span text:style-name="T38">{ NULL } </text:span></text:span></text:p>
      <text:p text:style-name="Code_20__5b_PACKT_5d_"><text:span text:style-name="Source_20_Text"><text:span text:style-name="T38">}; </text:span></text:span></text:p>
      <text:p text:style-name="Code_20__5b_PACKT_5d_"><text:span text:style-name="Source_20_Text"><text:span text:style-name="T38">void </text:span></text:span></text:p>
      <text:p text:style-name="P16"/>
      <text:p text:style-name="Code_20__5b_PACKT_5d_"><text:span text:style-name="Source_20_Text"><text:span text:style-name="T38">inithello_opencv(void) </text:span></text:span></text:p>
      <text:p text:style-name="P16"/>
      <text:p text:style-name="Code_20__5b_PACKT_5d_"><text:span text:style-name="Source_20_Text"><text:span text:style-name="T38">{ </text:span></text:span></text:p>
      <text:p text:style-name="P16"/>
      <text:p text:style-name="Code_20__5b_PACKT_5d_"><text:span text:style-name="Source_20_Text"><text:span text:style-name="T39"><text:s text:c="4"/></text:span></text:span><text:span text:style-name="Source_20_Text"><text:span text:style-name="T38">Py_InitModule3("hello_opencv", module_functions, "Hello Python C API"); </text:span></text:span></text:p>
      <text:p text:style-name="P16"/>
      <text:p text:style-name="Code_20__5b_PACKT_5d_"><text:span text:style-name="Source_20_Text"><text:span text:style-name="T38">}</text:span></text:span></text:p>
      <text:p text:style-name="Code_20__5b_PACKT_5d_"/>
      <text:p text:style-name="Normal_20__5b_PACKT_5d_"><text:span text:style-name="T24">The first line of code Python.h pulls the Python API</text:span><text:span text:style-name="T22">, and it should always appear at the beginning before any code is added.</text:span></text:p>
      <text:p text:style-name="P34"/>
      <text:p text:style-name="P52">If you get an error saying that it can not locate this header, Python.h, you will need to install the Python-dev package. If using Debian or Ubuntu, all you need is:</text:p>
      <text:p text:style-name="Information_20_Box_20__5b_PACKT_5d_"><text:span text:style-name="T46"><text:tab/><text:tab/> <text:s text:c="2"/></text:span><text:span text:style-name="T45">sudo apt-get install python-dev</text:span></text:p>
      <text:p text:style-name="P52"/>
      <text:p text:style-name="Normal_20__5b_PACKT_5d_"><text:span text:style-name="T40">As we keep going down the code we notice the PyObject statement. <text:s/>Everything in the Python API revolves around the PyObject, because everything in Python is either an </text:span><text:soft-page-break/><text:span text:style-name="T40">Object or a name pointing to an object. <text:s/>The PyObject controls two very</text:span><text:span text:style-name="T30"> <text:s/>important </text:span><text:span text:style-name="T40">aspects, the object's reference count, and the object's type. We will return to these in due time.</text:span></text:p>
      <text:p text:style-name="P29">Further down the code the Py_BuildValue creates a string with a return value of “Hello OpenCV!”. <text:s/>The PyMethodDef is an array structure that takes four elements:</text:p>
      <text:p text:style-name="Normal_20__5b_PACKT_5d_"><text:span text:style-name="T40">function: <text:s text:c="47"/></text:span><text:span text:style-name="Source_20_Text"><text:span text:style-name="T40">"hello_opencv”</text:span></text:span></text:p>
      <text:p text:style-name="Normal_20__5b_PACKT_5d_"><text:span text:style-name="Source_20_Text"><text:span text:style-name="T40">C implementation function: <text:s text:c="18"/>"hello_opencv,”</text:span></text:span></text:p>
      <text:p text:style-name="Normal_20__5b_PACKT_5d_"><text:span text:style-name="Source_20_Text"><text:span text:style-name="T40">Flags on how it should be called: <text:s text:c="9"/>METH_VARARGS </text:span></text:span></text:p>
      <text:p text:style-name="Normal_20__5b_PACKT_5d_"><text:span text:style-name="Source_20_Text"><text:span text:style-name="T40">Standard C string: <text:s text:c="33"/>"Hello OpenCV!”</text:span></text:span></text:p>
      <text:p text:style-name="Normal_20__5b_PACKT_5d_"><text:span text:style-name="Source_20_Text"><text:span text:style-name="T40">Sentinel: <text:s text:c="48"/>“NULL” </text:span></text:span></text:p>
      <text:p text:style-name="P29">Now we are ready to build this file. <text:s/>So we need to create the setup.py file that takes care of the building for us. </text:p>
      <text:p text:style-name="P5">//setup.py</text:p>
      <text:p text:style-name="Code_20__5b_PACKT_5d_"><text:span text:style-name="Source_20_Text"><text:span text:style-name="T38">from distutils.core import setup, Extension </text:span></text:span></text:p>
      <text:p text:style-name="P16"/>
      <text:p text:style-name="Code_20__5b_PACKT_5d_"><text:span text:style-name="Source_20_Text"><text:span text:style-name="T38">setup( </text:span></text:span></text:p>
      <text:p text:style-name="Code_20__5b_PACKT_5d_"><text:span text:style-name="Source_20_Text"><text:span text:style-name="T39"><text:s text:c="4"/></text:span></text:span><text:span text:style-name="Source_20_Text"><text:span text:style-name="T38">name = "chapter1", </text:span></text:span></text:p>
      <text:p text:style-name="Code_20__5b_PACKT_5d_"><text:span text:style-name="Source_20_Text"><text:span text:style-name="T39"><text:s text:c="4"/></text:span></text:span><text:span text:style-name="Source_20_Text"><text:span text:style-name="T38">ext_modules = [ </text:span></text:span></text:p>
      <text:p text:style-name="Code_20__5b_PACKT_5d_"><text:span text:style-name="Source_20_Text"><text:span text:style-name="T39"><text:s text:c="8"/></text:span></text:span><text:span text:style-name="Source_20_Text"><text:span text:style-name="T38">Extension("hello_opencv", sources=["hello_opencv.c"]), </text:span></text:span></text:p>
      <text:p text:style-name="Code_20__5b_PACKT_5d_"><text:span text:style-name="Source_20_Text"><text:span text:style-name="T39"><text:s text:c="8"/></text:span></text:span><text:span text:style-name="Source_20_Text"><text:span text:style-name="T38">], </text:span></text:span></text:p>
      <text:p text:style-name="Code_20__5b_PACKT_5d_"><text:span text:style-name="Source_20_Text"><text:span text:style-name="T39"><text:s text:c="8"/></text:span></text:span><text:span text:style-name="Source_20_Text"><text:span text:style-name="T38">) </text:span></text:span></text:p>
      <text:p text:style-name="Code_20_Within_20_Tip_20__5b_PACKT_5d_"/>
      <text:p text:style-name="P24"/>
      <text:p text:style-name="Normal_20__5b_PACKT_5d_"><text:span text:style-name="T45">In the setup.py we name the project, and assign the names to the extensions. <text:s/>These extensions will be the modules that will be created for you to be able to call them from </text:span><text:soft-page-break/><text:span text:style-name="T3">the Python interpreter. <text:s/>The sources section lets the API know what is the source file to use for the code to be run. Now lets see what they look like:</text:span></text:p>
      <text:p text:style-name="P19"/>
      <text:p text:style-name="P2">Insert image B04209_01_11.png</text:p>
      <text:p text:style-name="P19"/>
      <text:p text:style-name="P19">Now we need to run the following command in order to build. <text:s/>Using sudo if you get a permission denied error.</text:p>
      <text:p text:style-name="Normal_20__5b_PACKT_5d_"/>
      <text:p text:style-name="Normal_20__5b_PACKT_5d_">//hello.py</text:p>
      <text:p text:style-name="P54"/>
      <text:p text:style-name="Code_20__5b_PACKT_5d_">shell$ sudo python setup.py build </text:p>
      <text:p text:style-name="Code_20__5b_PACKT_5d_"/>
      <text:p text:style-name="Code_20__5b_PACKT_5d_">or if you want the shared object file in the same directory:</text:p>
      <text:p text:style-name="Code_20__5b_PACKT_5d_"/>
      <text:p text:style-name="Code_20__5b_PACKT_5d_">shell$ sudo python setup.py build_ext --inplace</text:p>
      <text:p text:style-name="P24"/>
      <text:p text:style-name="Normal_20__5b_PACKT_5d_"/>
      <text:p text:style-name="P19">And you will get the build directory, and a couple other files,</text:p>
      <text:p text:style-name="P19"/>
      <text:p text:style-name="P2">Insert image B04209_01_12.png</text:p>
      <text:p text:style-name="Normal_20__5b_PACKT_5d_"/>
      <text:p text:style-name="Normal_20__5b_PACKT_5d_"><text:span text:style-name="T45">As you can see two new objects have been created. <text:s/>The build directory contains a temp.linux directory that in turn contains the hello_opencv.o object file that was used to create the shared object file with. <text:s/>The other file is the hello_opencv.so, which is the shared object file with all of the necessary requirements that make it possible to be called from a Python interpreter. <text:s/>We can now open an interpreter and call this shared object </text:span><text:soft-page-break/><text:span text:style-name="T45">file, entering </text:span><text:span text:style-name="T49">import hello_opencv,</text:span><text:span text:style-name="T45"> in order to call the function, entering </text:span><text:span text:style-name="T47">hello_opencv.helllo_opencv</text:span><text:span text:style-name="T49">().</text:span></text:p>
      <text:p text:style-name="P24"/>
      <text:p text:style-name="Code_20__5b_PACKT_5d_">shell$ python</text:p>
      <text:p text:style-name="Code_20__5b_PACKT_5d_"/>
      <text:p text:style-name="Code_20__5b_PACKT_5d_">&gt;&gt;&gt; import hello_opencv</text:p>
      <text:p text:style-name="Code_20__5b_PACKT_5d_"/>
      <text:p text:style-name="Code_20__5b_PACKT_5d_">&gt;&gt;&gt;</text:p>
      <text:p text:style-name="P24"/>
      <text:p text:style-name="P2">Insert image B04209_01_13.png</text:p>
      <text:p text:style-name="P24"/>
      <text:p text:style-name="P19">We have seen how we write extensions using the Python C API, and is a very effective way of building extensions. <text:s/>Some of the things that we need to pay attention to, is that we have to make sure that there is constantly checking every time a call is made. <text:s/>It is important to keep checking and <text:s/>converting the function return codes into exceptions, unlike regular Python, that takes care of these details for you. </text:p>
      <text:p text:style-name="P19">Another detail that can be dangerous is the allocation and deallocation of memory through the use of reference counts. <text:s/>This is due to Python's memory management dependence on reference counts. <text:s/>These reference counts need to be constantly incremented and/or decremented the required amount in order to prevent memory leaks. <text:s/></text:p>
      <text:p text:style-name="P19">We can examine an example of reference counting in action by opening an interpreter and enter the following:</text:p>
      <text:p text:style-name="P19"/>
      <text:p text:style-name="P2">Insert image B04209_01_14.png</text:p>
      <text:p text:style-name="Normal_20__5b_PACKT_5d_"/>
      <text:p text:style-name="Normal_20__5b_PACKT_5d_"/>
      <text:p text:style-name="P29"><text:soft-page-break/>As you can see the initial reference count starts at 2, then we do a new assignment and the reference count increases by one. <text:s/>We do the new assignment to 'None' and the reference count is decreased by one. Another thing to keep in mind as we work with reference counts is that in Python everything has a reference count number. </text:p>
      <text:p text:style-name="P29">If we open a new version of OpenCV, specifically the 2.4.10 version, and open the following file then we can see the Py_DECREF and PY_INCREF being included in a program where they are used to increment and decrement the reference count: <text:s text:c="3"/></text:p>
      <text:p text:style-name="P29">~/opencv-2.4.10/modules/python/src2/cv2.cv.hpp</text:p>
      <text:p text:style-name="P29"/>
      <text:p text:style-name="P3">Insert image B04209_01_15.png</text:p>
      <text:p text:style-name="P5"/>
      <text:p text:style-name="P19">and again in this file being used by Numpy:</text:p>
      <text:p text:style-name="P19"><text:tab/>~/opencv-2.4.10/modules/python/src2/cv2.cpp</text:p>
      <text:p text:style-name="P19"/>
      <text:p text:style-name="P2">Insert image B04209_01_16.png</text:p>
      <text:p text:style-name="P7"/>
      <text:p text:style-name="P7"/>
      <text:p text:style-name="P19">To drive the idea home that everything in Python has a reference count number, let's open a Python interpreter and do the following:</text:p>
      <text:p text:style-name="P19"/>
      <text:p text:style-name="P2">Insert image B04209_01_17.png</text:p>
      <text:p text:style-name="P19"/>
      <text:p text:style-name="Normal_20__5b_PACKT_5d_"><text:span text:style-name="T3">As we can see it returns the reference counts of </text:span><text:span text:style-name="T4">len</text:span><text:span text:style-name="T3">, </text:span><text:span text:style-name="T4">int</text:span><text:span text:style-name="T3">, </text:span><text:span text:style-name="T4">float</text:span><text:span text:style-name="T3">, and </text:span><text:span text:style-name="T4">None.</text:span></text:p>
      <text:p text:style-name="P19"/>
      <text:list xml:id="list202954624779965" text:continue-numbering="true" text:style-name="WW8Num2">
        <text:list-item>
          <text:h text:style-name="P9" text:outline-level="1"><text:soft-page-break/>How do the Python Bindings get Generated?</text:h>
        </text:list-item>
      </text:list>
      <text:p text:style-name="Normal_20__5b_PACKT_5d_"/>
      <text:p text:style-name="P19">The tutorial page of OpenCV 3.0.0 has a nice explanation to this question, and you can go there to get a full definition. <text:s/>I will try to explain to the best of my knowledge and capability. <text:s/></text:p>
      <text:p text:style-name="P19">As we have already seen with Swig, and later with the Python C/API, it is very hard to work with these generators. <text:s/>Swig works great with C, but give it some of the new C++ code of OpenCV, and it starts to throw compiler errors, memory leaks, flags compatibility errors, and so on. <text:s/>To extend all OpenCV functions manually is not only a daunting task, and very tedious to perform, but it is also error-prone. <text:s/>The solution to this task that OpenCV Python maintainers and developers came with, was to automate the functions generating process. <text:s/>By using automatic methods instead of doing it manually it helps to reduce man-made errors.</text:p>
      <text:p text:style-name="P19">By heading back to the main directory of our OpenCV version and opening the src2 directory we find this file:</text:p>
      <text:p text:style-name="P19"><text:tab/>~/opencv-2.4.10/modules/python/CmakeLists.txt</text:p>
      <text:p text:style-name="P19"/>
      <text:p text:style-name="P2">Insert image B04209_01_18.png</text:p>
      <text:p text:style-name="P19"/>
      <text:p text:style-name="P19"/>
      <text:p text:style-name="Normal_20__5b_PACKT_5d_"><text:span text:style-name="T3">This cmake script sets and grabs all the </text:span><text:span text:style-name="T4">opencv_hdrs</text:span><text:span text:style-name="T3"> (all the header files ending with the .</text:span><text:span text:style-name="T4">hpp</text:span><text:span text:style-name="T3"> designation) of the modules to be extended to Python. <text:s/>These header files contain a list of all of the requirements for the modules to be extended, for example in this case the </text:span><text:span text:style-name="T4">photo.hpp</text:span><text:span text:style-name="T3">:</text:span></text:p>
      <text:p text:style-name="P7"/>
      <text:p text:style-name="P7"><text:soft-page-break/></text:p>
      <text:p text:style-name="P2">Insert image B04209_01_19.png</text:p>
      <text:p text:style-name="P19"/>
      <text:p text:style-name="P19"/>
      <text:p text:style-name="P19">In the next step of the generation of the bindings, there is a technique used that the core developers of OpenCV Python decided to take and break with the old OpenCV version. <text:s/>Instead of continuing to use a standard wrapper generation tool like Swig, they decided to develop their own. <text:s/>The tool that they developed is based on a parser, and a pair of generator python scripts. </text:p>
      <text:p text:style-name="P19"/>
      <text:p text:style-name="P19">The parser splits, separates, and extracts the API into manageable python lists. These new parsed lists contain all of the requirements needed for the next step in the building process. <text:s/>These include the manually added macros in accordance to the developer's particular programming needs and wishes:</text:p>
      <text:p text:style-name="Normal_20__5b_PACKT_5d_"><text:span text:style-name="T3"><text:tab/>~/opencv-2.4.10/modules/python/src2/</text:span><text:span text:style-name="T19">hdr_parser.py</text:span></text:p>
      <text:p text:style-name="P19"/>
      <text:p text:style-name="P19"/>
      <text:p text:style-name="P2">Insert image B04209_01_20.png</text:p>
      <text:p text:style-name="P19"/>
      <text:p text:style-name="P19"/>
      <text:p text:style-name="Normal_20__5b_PACKT_5d_"><text:span text:style-name="T3">It then uses two other python scripts, </text:span><text:span text:style-name="T5">gen.py</text:span><text:span text:style-name="T3"> and </text:span><text:span text:style-name="T5">gen2.py</text:span><text:span text:style-name="T3">. <text:s/>The use of these files will depend on the Python interface that they are dealing with as we explained on a preceding section. <text:s/>If it is the old </text:span><text:span text:style-name="T5">Python </text:span><text:span text:style-name="T4">interface</text:span><text:span text:style-name="T3">, then it will use the </text:span><text:span text:style-name="T5">gen.py</text:span><text:span text:style-name="T3"> file. <text:s/></text:span></text:p>
      <text:p text:style-name="P31"/>
      <text:p text:style-name="P2">Insert image B04209_01_21.png</text:p>
      <text:p text:style-name="P19"/>
      <text:p text:style-name="Normal_20__5b_PACKT_5d_"><text:soft-page-break/><text:span text:style-name="T3">If it is the new </text:span><text:span text:style-name="T5">Python2</text:span><text:span text:style-name="T3"> interface then it will use the gen2.py file. <text:s/>There are certain differences on how they expose the old OpenCV matrix to Python, the incorporation of Numpy arrays, the C based code of the older interface, and the template-heavy new C++ based code.</text:span></text:p>
      <text:p text:style-name="P19"/>
      <text:p text:style-name="P2">Insert image B04209_01_22.png</text:p>
      <text:p text:style-name="P19"/>
      <text:p text:style-name="P35"/>
      <text:p text:style-name="P19">The generator creates wrapper functions for all of the functions parsed by the hdr_parser.py script, omitting those datatypes that need to be extended manually.</text:p>
      <text:p text:style-name="P19">For example when you apply one of the OpenCV functions to two images, these images are turned into NumPy arrays, not Standard Python lists. <text:s/>These arrays, as previously explained need to be of the same type, and the elements need to be known in advance. <text:s/>For this reason this calculation using Numpy arrays is optimized, and then they are <text:s/>passed to a low-level cv::Mat written in C++ code, where it is compiled, and returned back as a Numpy array. As we can see most of the process is done with fast Numpy arrays, and an even faster cv::Mat C++ based code. <text:s/>For this reason OpenCV computer vision running in tandem with Python is very fast, and efficient.</text:p>
      <text:p text:style-name="P19"/>
      <text:p text:style-name="P26"/>
      <text:list xml:id="list202956006212035" text:continue-numbering="true" text:style-name="WW8Num2">
        <text:list-item>
          <text:h text:style-name="P9" text:outline-level="1"><text:soft-page-break/></text:h>
        </text:list-item>
        <text:list-item>
          <text:h text:style-name="P9" text:outline-level="1"/>
        </text:list-item>
        <text:list-item>
          <text:h text:style-name="P9" text:outline-level="1">An Android Application Project</text:h>
        </text:list-item>
      </text:list>
      <text:p text:style-name="P24"/>
      <text:p text:style-name="P24"/>
      <text:p text:style-name="Normal_20__5b_PACKT_5d_">In this last part of the chapter we will develop an intelligent video/camera surveillance application that takes advantage of the efficiency of low-level languages incorporated with the OpenCV Python-based bindings. </text:p>
      <text:p text:style-name="Normal_20__5b_PACKT_5d_">The use of OpenCV in real-time detection, and intelligent video surveillance <text:s/>has a lot to do with its dependence on low-level image processing functions, as well as its integration and use of high-level algorithms mostly written in C/C++. A lot of computer-vision situations must be executed in real-time, with a computational time window requirement between 35-45 milliseconds per single frame. OpenCV code tends to get executed at a faster rate, and at a lower taxing of your computational resources than your average conventionally used computer vision package. <text:s/>For this reason, and because of its very open BSD license, OpenCV has become the <text:span text:style-name="T35">de facto</text:span> leader in real-time computer vision applications. <text:s/>Recently introduced GPU modules will, with no doubt, continue to contribute to its growing use in computer vision and machine learning applications. <text:s/></text:p>
      <text:p text:style-name="Normal_20__5b_PACKT_5d_">In this example tutorial I will be using Optical Flow based in OpenCV. <text:s/>This is based on the Lucas-Kanade tracking algorithm to track a moving video image. <text:s/>This is a very simple example tutorial that will introduce the reader to the Android SDK, which we will be using in later applications. <text:s/>It will also introduce the Android Debug Bridge command-line utility tool that can come very handy to control your Android devices.</text:p>
      <text:p text:style-name="Normal_20__5b_PACKT_5d_">Tracking points across a video image is a fundamental operation in many computer vision applications in order to find out how a camera/object moved, and <text:s text:c="3"/>also it can help us to resolve depth. <text:s/>Being that I want to illustrate the camera and the object moving, I will be <text:soft-page-break/><text:span text:style-name="T2">using an Android phone as the camera/camcorder device instead of a non-movable web cam. This will make it more interesting than just using a static old video, as well as to introduce new programming tools.</text:span></text:p>
      <text:p text:style-name="P22">In order to operate the phone from my desktop, I will be using the Android Debug Bridge that comes with the SDK download from Google Android. <text:s/>The ADB is a command-line utility that allows us to control our device over an USB connection from a desktop. <text:s/>It also allows us to move files back and forth, install android application packages (apks), and run shell commands. <text:s text:c="2"/>This will allow us to give the phone commands from our desktop command-line terminal, in order to develop dynamic video as it is happening. <text:s/></text:p>
      <text:p text:style-name="P19"/>
      <text:list xml:id="list202956177309267" text:continue-numbering="true" text:style-name="WW8Num2">
        <text:list-item>
          <text:h text:style-name="P12" text:outline-level="1">Downloading the Java JDK and Android SDK</text:h>
        </text:list-item>
      </text:list>
      <text:p text:style-name="P24"/>
      <text:list xml:id="list202956075566653" text:continue-list="list202955144262746" text:style-name="WW8Num3">
        <text:list-item>
          <text:p text:style-name="P50">T<text:span text:style-name="T45">he first thing we need to do is to download the Java JDK and the Android SDK. <text:s/>Before working with the Android SDK, we first have to have the Java JDK installed on our computer. <text:s/>In order to download the JDK, we need to go to the java website</text:span></text:p>
        </text:list-item>
      </text:list>
      <text:p text:style-name="P49"/>
      <text:p text:style-name="P52">For Linux users that want Oracle Java, instead of the OpenJDK, <text:tab/>they need to go to the following PPA installation instruction page:</text:p>
      <text:p text:style-name="Information_20_Box_20__5b_PACKT_5d_"><text:a xlink:type="simple" xlink:href="http://www.webupd8.org/2012/01/install-oracle-java-jdk-7-in-ubuntu-via.html"><text:span text:style-name="Internet_20_link"><text:span text:style-name="T11">http://www.webupd8.org/2012/01/install-oracle-java-jdk-7-in-ubuntu-via.html</text:span></text:span></text:a></text:p>
      <text:p text:style-name="Information_20_Box_20__5b_PACKT_5d_"/>
      <text:p text:style-name="P2">Insert image B04209_01_23.png</text:p>
      <text:p text:style-name="P19"/>
      <text:list xml:id="list202956543125734" text:continue-numbering="true" text:style-name="WW8Num3">
        <text:list-item>
          <text:p text:style-name="P50"><text:soft-page-break/><text:span text:style-name="T53"><text:s text:c="3"/></text:span><text:span text:style-name="T45">You need to accept the license and continue with the installation. <text:s/>After the installation is completed, we need to set up the environment variables and add Java to our path</text:span></text:p>
        </text:list-item>
      </text:list>
      <text:p text:style-name="P46"/>
      <text:p text:style-name="P3">Insert image B04209_01_24.png</text:p>
      <text:p text:style-name="P24"/>
      <text:p text:style-name="P24"/>
      <text:p text:style-name="P24"/>
      <text:p text:style-name="P24"/>
      <text:list xml:id="list202955291542184" text:continue-numbering="true" text:style-name="WW8Num3">
        <text:list-item>
          <text:p text:style-name="P43">Once Java has been added to your path, we can continue with the installation of the Android SDK. <text:s/>In order to download the SDK, you need to go to the Google Android Developers Website</text:p>
        </text:list-item>
      </text:list>
      <text:p text:style-name="P46"><text:a xlink:type="simple" xlink:href="http://dl.google.com/android/android-sdk_r24.0.2-linux.tgz"><text:span text:style-name="Internet_20_link"><text:span text:style-name="T40">http://dl.google.com/android/android-sdk_r24.0.2-linux.tgz</text:span></text:span></text:a></text:p>
      <text:p text:style-name="P46"/>
      <text:p text:style-name="P46"/>
      <text:p text:style-name="Standard"><text:span text:style-name="Internet_20_link"><text:span text:style-name="T16">Insert image B04209_01_25.png</text:span></text:span></text:p>
      <text:p text:style-name="P19"/>
      <text:list xml:id="list202956669930890" text:continue-numbering="true" text:style-name="WW8Num3">
        <text:list-item>
          <text:p text:style-name="Bullet_20__5b_PACKT_5d_"><text:span text:style-name="T3">We need to choose the appropriate tarball or zip according to our operating system, and then download it. Once the android SDK is downloaded and installed, add it to your path as we did with Java. <text:s/>You can then open a terminal, change directory to you android download directory, find the tools directory, and find the SDK manager <text:s/></text:span><text:span text:style-name="T6">android </text:span><text:span text:style-name="T3">executable, and launch the SDK manager, by entering, <text:s/>./android <text:s text:c="4"/>(or sudo ./android if permissions are needed)</text:span></text:p>
        </text:list-item>
      </text:list>
      <text:p text:style-name="P19"/>
      <text:p text:style-name="Standard"><text:span text:style-name="Internet_20_link"><text:span text:style-name="T16">Insert image B04209_01_26.png</text:span></text:span></text:p>
      <text:p text:style-name="P24"/>
      <text:list xml:id="list202956643948232" text:continue-numbering="true" text:style-name="WW8Num3">
        <text:list-item>
          <text:p text:style-name="P42"><text:soft-page-break/>Once the binary starts running, the Android SDK manager will launch and you need to install some necessary tools and platform-tools for your particular android device, listed by android API rev. number.</text:p>
        </text:list-item>
      </text:list>
      <text:p text:style-name="P19"/>
      <text:p text:style-name="Standard"><text:span text:style-name="Internet_20_link"><text:span text:style-name="T16">Insert image B04209_01_27.png</text:span></text:span></text:p>
      <text:p text:style-name="P19"/>
      <text:p text:style-name="P19"/>
      <text:list xml:id="list202955693400407" text:continue-numbering="true" text:style-name="WW8Num3">
        <text:list-item>
          <text:p text:style-name="P42">In order to use the Android Debug Bridge utility you need to find the developer options on your device settings, and enable the USB debugging option</text:p>
        </text:list-item>
      </text:list>
      <text:p text:style-name="P48"/>
      <text:p text:style-name="P48"/>
      <text:p text:style-name="Standard"><text:span text:style-name="Internet_20_link"><text:span text:style-name="T16">Insert image B04209_01_28.png</text:span></text:span></text:p>
      <text:p text:style-name="P19"/>
      <text:p text:style-name="P19"/>
      <text:p text:style-name="P19">We are now ready for testing and make sure that we have the required drivers for our device. <text:s/>You need to open a terminal and enter : adb devices</text:p>
      <text:p text:style-name="P19"/>
      <text:p text:style-name="Code_20__5b_PACKT_5d_">shell$ adb devices</text:p>
      <text:p text:style-name="P31"/>
      <text:p text:style-name="P22">if you do not get any output, you need to go to your particular vendor and get the required <text:s/>drivers for your operating system that matches your android device. <text:s/>Once your drivers are downloaded, installed, and configured, you should be getting the following output:</text:p>
      <text:p text:style-name="P20"/>
      <text:p text:style-name="P25"/>
      <text:p text:style-name="Standard"><text:soft-page-break/><text:span text:style-name="Internet_20_link"><text:span text:style-name="T16">Insert image B04209_01_29.png</text:span></text:span></text:p>
      <text:list xml:id="list202955123656995" text:continue-list="list202956177309267" text:style-name="WW8Num2">
        <text:list-item>
          <text:h text:style-name="P14" text:outline-level="1"/>
        </text:list-item>
      </text:list>
      <text:p text:style-name="P19">If for some reason instead of outputting the word device, <text:s/>you get the output offline </text:p>
      <text:p text:style-name="P19"/>
      <text:p text:style-name="P19"/>
      <text:p text:style-name="Standard"><text:span text:style-name="Internet_20_link"><text:span text:style-name="T16">Insert image B04209_01_30.png</text:span></text:span></text:p>
      <text:p text:style-name="P19"/>
      <text:p text:style-name="P19"/>
      <text:p text:style-name="P19"/>
      <text:p text:style-name="P19">next to your model number, you need to restart your server to make sure that it is reading your device. You may need permissions to perform these actions.</text:p>
      <text:p text:style-name="P19"/>
      <text:p text:style-name="Standard"><text:span text:style-name="Internet_20_link"><text:span text:style-name="T16">Insert image B04209_01_31.png</text:span></text:span></text:p>
      <text:p text:style-name="P19"/>
      <text:p text:style-name="P19"/>
      <text:p text:style-name="P19">Change to privileged mode, and kill and restart the server, so it can read your device:</text:p>
      <text:p text:style-name="P19"/>
      <text:p text:style-name="Standard"/>
      <text:p text:style-name="P19"/>
      <text:p text:style-name="P19">exit privileged mode, and enter the command again.</text:p>
      <text:p text:style-name="P19"/>
      <text:p text:style-name="Standard"><text:span text:style-name="Internet_20_link"><text:span text:style-name="T16">Insert image B04209_01_32.png</text:span></text:span></text:p>
      <text:p text:style-name="P19"/>
      <text:p text:style-name="P19"><text:soft-page-break/>You can view a list of some useful adb commands, by entering the following line on your terminal:</text:p>
      <text:p text:style-name="P19"/>
      <text:p text:style-name="Code_20__5b_PACKT_5d_">shell$ adb help</text:p>
      <text:list xml:id="list202955578534321" text:continue-numbering="true" text:style-name="WW8Num2">
        <text:list-item>
          <text:h text:style-name="P10" text:outline-level="1">Let's do some Optical Flow Tracking</text:h>
        </text:list-item>
        <text:list-item>
          <text:h text:style-name="P13" text:outline-level="1"/>
        </text:list-item>
      </text:list>
      <text:p text:style-name="Normal_20__5b_PACKT_5d_"><text:span text:style-name="T40">Before we use our Android device to take video, we need to do a few things. We need to use the </text:span><text:span text:style-name="T41">adb</text:span><text:span text:style-name="T43"> </text:span><text:span text:style-name="T41">screenrecord</text:span><text:span text:style-name="T40"> command to record whatever is on your device screen. All you need to do is open the camera application on your device and let it start displaying an image on your screen, without having to press any key. Once your camera is running make sure that your phone is being read by your desktop. Enter the following command on a terminal:</text:span></text:p>
      <text:p text:style-name="P29"/>
      <text:p text:style-name="Code_20__5b_PACKT_5d_">shell<text:span text:style-name="T29">$ adb shell screenrecord /sdcard/video.mp4</text:span></text:p>
      <text:p text:style-name="P29"/>
      <text:p text:style-name="P20">Your android device will start recording whatever in on the screen. <text:s/>Once satisfied with the length of the video, for me it was a minute or so, stop the recording by entering/pressing the control key + z</text:p>
      <text:p text:style-name="P20"/>
      <text:p text:style-name="Standard"><text:span text:style-name="Internet_20_link"><text:span text:style-name="T16">Insert image B04209_01_33.png</text:span></text:span></text:p>
      <text:p text:style-name="P19"/>
      <text:p text:style-name="P19"/>
      <text:p text:style-name="P19"><text:soft-page-break/>If everything went okay you should have a video on your sdcard named video.mp4. <text:s/>We now need to pull it from our device onto our desktop so we can perform the optical tracking algorithms. <text:s/>In order to pull it from your device we will enter the following adb command:</text:p>
      <text:p text:style-name="P19"/>
      <text:p text:style-name="Code_20__5b_PACKT_5d_">shell<text:span text:style-name="T29">$ adb pull /sdcard/video.mp4 .</text:span></text:p>
      <text:p text:style-name="P24"/>
      <text:p text:style-name="P24"/>
      <text:p text:style-name="P19">The dot at the end of the command instructs ADB to dump the video on our present directory.</text:p>
      <text:p text:style-name="P20"/>
      <text:p text:style-name="Standard"><text:span text:style-name="Internet_20_link"><text:span text:style-name="T16">Insert image B04209_01_34.png</text:span></text:span></text:p>
      <text:p text:style-name="P19"/>
      <text:p text:style-name="P19">You should have the video.mp4 file on your directory we can now test it with your favorite video application,</text:p>
      <text:p text:style-name="P19"/>
      <text:p text:style-name="Standard"><text:span text:style-name="Internet_20_link"><text:span text:style-name="T16">Insert image B04209_01_35.png</text:span></text:span></text:p>
      <text:p text:style-name="P19"/>
      <text:p text:style-name="P21">Great! Test passed! Now we are ready to apply the algorithm to a moving image. <text:s/>We need to start recording a moving scene of your choice, with the same method that we used before. <text:s/>Once we are satisfied with the video, pull it using the adb pull command that we used before to a directory of your choice. <text:s/>Once there we will use a tweaked version of the OpenCV opt_flow.py program. <text:s/>I broke the program into three parts each applying a certain portion of the program.</text:p>
      <text:p text:style-name="P21">In the first part, we are only applying the optical flow part of it with the following code:</text:p>
      <text:p text:style-name="P21"/>
      <text:p text:style-name="P30"><text:soft-page-break/></text:p>
      <text:p text:style-name="P17">my_opt_flow.py</text:p>
      <text:p text:style-name="Code_20__5b_PACKT_5d_"/>
      <text:p text:style-name="Code_20__5b_PACKT_5d_">#!/usr/bin/env python </text:p>
      <text:p text:style-name="Code_20__5b_PACKT_5d_"/>
      <text:p text:style-name="Code_20__5b_PACKT_5d_">import numpy as np </text:p>
      <text:p text:style-name="Code_20__5b_PACKT_5d_">import cv2 </text:p>
      <text:p text:style-name="Code_20__5b_PACKT_5d_">import video </text:p>
      <text:p text:style-name="Code_20__5b_PACKT_5d_"/>
      <text:p text:style-name="Code_20__5b_PACKT_5d_"/>
      <text:p text:style-name="Code_20__5b_PACKT_5d_">def draw_flow(img, flow, step=16): </text:p>
      <text:p text:style-name="Code_20__5b_PACKT_5d_"><text:span text:style-name="T51"><text:s text:c="4"/></text:span>h, w = img.shape[:2] </text:p>
      <text:p text:style-name="Code_20__5b_PACKT_5d_"><text:span text:style-name="T51"><text:s text:c="4"/></text:span>y, x = np.mgrid[step/2:h:step, step/2:w:step].reshape(2,-1) </text:p>
      <text:p text:style-name="Code_20__5b_PACKT_5d_"><text:span text:style-name="T51"><text:s text:c="4"/></text:span>fx, fy = flow[y,x].T </text:p>
      <text:p text:style-name="Code_20__5b_PACKT_5d_"><text:span text:style-name="T51"><text:s text:c="4"/></text:span>lines = np.vstack([x, y, x+fx, y+fy]).T.reshape(-1, 2, 2) </text:p>
      <text:p text:style-name="Code_20__5b_PACKT_5d_"><text:span text:style-name="T51"><text:s text:c="4"/></text:span>lines = np.int32(lines + 0.5) </text:p>
      <text:p text:style-name="Code_20__5b_PACKT_5d_"><text:span text:style-name="T51"><text:s text:c="4"/></text:span>vis = cv2.cvtColor(img, cv2.COLOR_GRAY2BGR) </text:p>
      <text:p text:style-name="Code_20__5b_PACKT_5d_"><text:span text:style-name="T51"><text:s text:c="4"/></text:span>cv2.polylines(vis, lines, 0, (0, 255, 0)) </text:p>
      <text:p text:style-name="Code_20__5b_PACKT_5d_"><text:span text:style-name="T51"><text:s text:c="4"/></text:span>for (x1, y1), (x2, y2) in lines: </text:p>
      <text:p text:style-name="Code_20__5b_PACKT_5d_"><text:span text:style-name="T51"><text:s text:c="8"/></text:span>cv2.circle(vis, (x1, y1), 1, (0, 255, 0), -1) </text:p>
      <text:p text:style-name="Code_20__5b_PACKT_5d_"><text:span text:style-name="T51"><text:s text:c="4"/></text:span>return vis </text:p>
      <text:p text:style-name="Code_20__5b_PACKT_5d_">if __name__ == '__main__': </text:p>
      <text:p text:style-name="Code_20__5b_PACKT_5d_"><text:span text:style-name="T51"><text:s text:c="4"/></text:span>import sys </text:p>
      <text:p text:style-name="Code_20__5b_PACKT_5d_"><text:span text:style-name="T51"><text:s text:c="4"/></text:span>try: fn = sys.argv[1] </text:p>
      <text:p text:style-name="Code_20__5b_PACKT_5d_"><text:span text:style-name="T51"><text:s text:c="4"/></text:span>except: fn = 0 </text:p>
      <text:p text:style-name="Code_20__5b_PACKT_5d_"/>
      <text:p text:style-name="Code_20__5b_PACKT_5d_"><text:span text:style-name="T51"><text:s text:c="4"/></text:span>cam = video.create_capture(fn) </text:p>
      <text:p text:style-name="Code_20__5b_PACKT_5d_"><text:span text:style-name="T51"><text:s text:c="4"/></text:span>ret, prev = cam.read() </text:p>
      <text:p text:style-name="Code_20__5b_PACKT_5d_"><text:soft-page-break/><text:span text:style-name="T51"><text:s text:c="4"/></text:span>prevgray = cv2.cvtColor(prev, cv2.COLOR_BGR2GRAY) </text:p>
      <text:p text:style-name="Code_20__5b_PACKT_5d_"/>
      <text:p text:style-name="Code_20__5b_PACKT_5d_"><text:span text:style-name="T51"><text:s text:c="4"/></text:span>while True: </text:p>
      <text:p text:style-name="Code_20__5b_PACKT_5d_"><text:span text:style-name="T51"><text:s text:c="8"/></text:span>ret, img = cam.read() </text:p>
      <text:p text:style-name="Code_20__5b_PACKT_5d_"><text:span text:style-name="T51"><text:s text:c="8"/></text:span>gray = cv2.cvtColor(img, cv2.COLOR_BGR2GRAY) </text:p>
      <text:p text:style-name="Code_20__5b_PACKT_5d_"><text:span text:style-name="T51"><text:s text:c="8"/></text:span>flow = cv2.calcOpticalFlowFarneback(prevgray, gray, 0.5, 3, 15, 3, 5, 1.2, 0) </text:p>
      <text:p text:style-name="Code_20__5b_PACKT_5d_"><text:span text:style-name="T51"><text:s text:c="8"/></text:span>prevgray = gray </text:p>
      <text:p text:style-name="Code_20__5b_PACKT_5d_"/>
      <text:p text:style-name="Code_20__5b_PACKT_5d_"><text:span text:style-name="T51"><text:s text:c="8"/></text:span>cv2.imshow('flow', draw_flow(gray, flow)) </text:p>
      <text:p text:style-name="Code_20__5b_PACKT_5d_"><text:span text:style-name="T51"><text:s text:c="8"/></text:span>ch = 0xFF &amp; cv2.waitKey(5) </text:p>
      <text:p text:style-name="Code_20__5b_PACKT_5d_"><text:span text:style-name="T51"><text:s text:c="8"/></text:span>if ch == 27: </text:p>
      <text:p text:style-name="Code_20__5b_PACKT_5d_"><text:span text:style-name="T51"><text:s text:c="12"/></text:span>break </text:p>
      <text:p text:style-name="Code_20__5b_PACKT_5d_"><text:span text:style-name="T51"><text:s text:c="4"/></text:span>cv2.destroyAllWindows() </text:p>
      <text:p text:style-name="Code_20_Within_20_Tip_20__5b_PACKT_5d_"/>
      <text:p text:style-name="P4"/>
      <text:p text:style-name="Normal_20__5b_PACKT_5d_"><text:span text:style-name="T40">and we check to make sure that the video.mp4 that we record can run, so we test it by opening a terminal in the same directory where you have the </text:span><text:span text:style-name="T41">video.mp4</text:span><text:span text:style-name="T40"> file saved, and enter the following according to your video player that you use:</text:span></text:p>
      <text:p text:style-name="P5"/>
      <text:p text:style-name="Code_20__5b_PACKT_5d_">shell$ vlc video.mp4</text:p>
      <text:p text:style-name="P5"/>
      <text:p text:style-name="Standard"><text:span text:style-name="Internet_20_link"><text:span text:style-name="T16">Insert image B04209_01_36.png</text:span></text:span></text:p>
      <text:p text:style-name="P19"/>
      <text:p text:style-name="P19">Good ! I can see my doggie.</text:p>
      <text:p text:style-name="P19"/>
      <text:p text:style-name="Normal_20__5b_PACKT_5d_"><text:span text:style-name="T3">Now to run the program opt_flow.py directed at the video that we just tested, we do it by <text:s/>opening a terminal in the same directory where you have the </text:span><text:span text:style-name="T4">video.mp4</text:span><text:span text:style-name="T3"> file saved, and enter the following:</text:span></text:p>
      <text:p text:style-name="Code_20__5b_PACKT_5d_"><text:soft-page-break/>shell$ python my_opt_flow.py video.mp4</text:p>
      <text:p text:style-name="Code_20__5b_PACKT_5d_"/>
      <text:p text:style-name="Code_20__5b_PACKT_5d_"/>
      <text:p text:style-name="P19">and if everything went okay you should see the optical flow being performed on the video that you recorded and pulled from your android device.</text:p>
      <text:p text:style-name="Standard"/>
      <text:p text:style-name="Standard"><text:span text:style-name="Internet_20_link"><text:span text:style-name="T18">Insert image B04209_01_37.png</text:span></text:span></text:p>
      <text:p text:style-name="P19"/>
      <text:p text:style-name="Normal_20__5b_PACKT_5d_"><text:span text:style-name="Internet_20_link"><text:span text:style-name="T17">Now we can see the optical flow algorithm vector field lines following the movements of all the objects in the scene, as well as the camera's own movement.</text:span></text:span></text:p>
      <text:p text:style-name="P19">And then doing the same with the hsv program, but instead of movement being tracked with vector field lines, we will do it using hue saturation values, being expressed with a change of colors.</text:p>
      <text:p text:style-name="Normal_20__5b_PACKT_5d_"/>
      <text:p text:style-name="Standard">my_hsv_flow.py</text:p>
      <text:p text:style-name="Standard"/>
      <text:p text:style-name="Code_20__5b_PACKT_5d_">#!/usr/bin/env python </text:p>
      <text:p text:style-name="Code_20__5b_PACKT_5d_"/>
      <text:p text:style-name="Code_20__5b_PACKT_5d_">import numpy as np </text:p>
      <text:p text:style-name="Code_20__5b_PACKT_5d_">import cv2 </text:p>
      <text:p text:style-name="Code_20__5b_PACKT_5d_">import video </text:p>
      <text:p text:style-name="Code_20__5b_PACKT_5d_"/>
      <text:p text:style-name="Code_20__5b_PACKT_5d_">help_message = ''' </text:p>
      <text:p text:style-name="Code_20__5b_PACKT_5d_">USAGE: my_hsv_flow.py [&lt;video_source&gt;] </text:p>
      <text:p text:style-name="Code_20__5b_PACKT_5d_">''' </text:p>
      <text:p text:style-name="Code_20__5b_PACKT_5d_"/>
      <text:p text:style-name="Code_20__5b_PACKT_5d_">def draw_hsv(flow): </text:p>
      <text:p text:style-name="Code_20__5b_PACKT_5d_"><text:soft-page-break/><text:span text:style-name="T51"><text:s text:c="4"/></text:span>h, w = flow.shape[:2] </text:p>
      <text:p text:style-name="Code_20__5b_PACKT_5d_"><text:span text:style-name="T51"><text:s text:c="4"/></text:span>fx, fy = flow[:,:,0], flow[:,:,1] </text:p>
      <text:p text:style-name="Code_20__5b_PACKT_5d_"><text:span text:style-name="T51"><text:s text:c="4"/></text:span>ang = np.arctan2(fy, fx) + np.pi </text:p>
      <text:p text:style-name="Code_20__5b_PACKT_5d_"><text:span text:style-name="T51"><text:s text:c="4"/></text:span>v = np.sqrt(fx*fx+fy*fy) </text:p>
      <text:p text:style-name="Code_20__5b_PACKT_5d_"><text:span text:style-name="T51"><text:s text:c="4"/></text:span>hsv = np.zeros((h, w, 3), np.uint8) </text:p>
      <text:p text:style-name="Code_20__5b_PACKT_5d_"><text:span text:style-name="T51"><text:s text:c="4"/></text:span>hsv[...,0] = ang*(180/np.pi/2) </text:p>
      <text:p text:style-name="Code_20__5b_PACKT_5d_"><text:span text:style-name="T51"><text:s text:c="4"/></text:span>hsv[...,1] = 255 </text:p>
      <text:p text:style-name="Code_20__5b_PACKT_5d_"><text:span text:style-name="T51"><text:s text:c="4"/></text:span>hsv[...,2] = np.minimum(v*4, 255) </text:p>
      <text:p text:style-name="Code_20__5b_PACKT_5d_"><text:span text:style-name="T51"><text:s text:c="4"/></text:span>bgr = cv2.cvtColor(hsv, cv2.COLOR_HSV2BGR) </text:p>
      <text:p text:style-name="Code_20__5b_PACKT_5d_"><text:span text:style-name="T51"><text:s text:c="4"/></text:span>return bgr </text:p>
      <text:p text:style-name="Code_20__5b_PACKT_5d_"/>
      <text:p text:style-name="Code_20__5b_PACKT_5d_"/>
      <text:p text:style-name="Code_20__5b_PACKT_5d_">if __name__ == '__main__': </text:p>
      <text:p text:style-name="Code_20__5b_PACKT_5d_"><text:span text:style-name="T51"><text:s text:c="4"/></text:span>import sys </text:p>
      <text:p text:style-name="Code_20__5b_PACKT_5d_"><text:span text:style-name="T51"><text:s text:c="4"/></text:span>print help_message </text:p>
      <text:p text:style-name="Code_20__5b_PACKT_5d_"><text:span text:style-name="T51"><text:s text:c="4"/></text:span>try: fn = sys.argv[1] </text:p>
      <text:p text:style-name="Code_20__5b_PACKT_5d_"><text:span text:style-name="T51"><text:s text:c="4"/></text:span>except: fn = 0 </text:p>
      <text:p text:style-name="Code_20__5b_PACKT_5d_"/>
      <text:p text:style-name="Code_20__5b_PACKT_5d_"><text:span text:style-name="T51"><text:s text:c="4"/></text:span>cam = video.create_capture(fn) </text:p>
      <text:p text:style-name="Code_20__5b_PACKT_5d_"><text:span text:style-name="T51"><text:s text:c="4"/></text:span>ret, prev = cam.read() </text:p>
      <text:p text:style-name="Code_20__5b_PACKT_5d_"><text:span text:style-name="T51"><text:s text:c="4"/></text:span>prevgray = cv2.cvtColor(prev, cv2.COLOR_BGR2GRAY) </text:p>
      <text:p text:style-name="Code_20__5b_PACKT_5d_"/>
      <text:p text:style-name="Code_20__5b_PACKT_5d_"><text:span text:style-name="T51"><text:s text:c="4"/></text:span>while True: </text:p>
      <text:p text:style-name="Code_20__5b_PACKT_5d_"><text:span text:style-name="T51"><text:s text:c="8"/></text:span>ret, img = cam.read() </text:p>
      <text:p text:style-name="Code_20__5b_PACKT_5d_"><text:span text:style-name="T51"><text:s text:c="8"/></text:span>gray = cv2.cvtColor(img, cv2.COLOR_BGR2GRAY) </text:p>
      <text:p text:style-name="Code_20__5b_PACKT_5d_"><text:span text:style-name="T51"><text:s text:c="8"/></text:span>flow = cv2.calcOpticalFlowFarneback(prevgray, gray, 0.5, 3, 15, 3, 5, 1.2, 0) </text:p>
      <text:p text:style-name="Code_20__5b_PACKT_5d_"><text:span text:style-name="T51"><text:s text:c="8"/></text:span>prevgray = gray </text:p>
      <text:p text:style-name="Code_20__5b_PACKT_5d_"/>
      <text:p text:style-name="Code_20__5b_PACKT_5d_"><text:span text:style-name="T51"><text:s text:c="8"/></text:span>cv2.imshow('flow HSV', draw_hsv(flow)) </text:p>
      <text:p text:style-name="Code_20__5b_PACKT_5d_"/>
      <text:p text:style-name="Code_20__5b_PACKT_5d_"><text:soft-page-break/><text:span text:style-name="T51"><text:s text:c="8"/></text:span>ch = 0xFF &amp; cv2.waitKey(5) </text:p>
      <text:p text:style-name="Code_20__5b_PACKT_5d_"><text:span text:style-name="T51"><text:s text:c="8"/></text:span>if ch == 27: </text:p>
      <text:p text:style-name="Code_20__5b_PACKT_5d_"><text:span text:style-name="T51"><text:s text:c="12"/></text:span>break </text:p>
      <text:p text:style-name="Code_20__5b_PACKT_5d_"><text:span text:style-name="T51"><text:s text:c="4"/></text:span>cv2.destroyAllWindows() </text:p>
      <text:p text:style-name="Standard"/>
      <text:p text:style-name="Standard">And we get the following hsv map,</text:p>
      <text:p text:style-name="Standard"/>
      <text:p text:style-name="Standard"/>
      <text:p text:style-name="Standard"><text:span text:style-name="Internet_20_link"><text:span text:style-name="T18">Insert image B04209_01_38.png</text:span></text:span></text:p>
      <text:p text:style-name="P6"/>
      <text:p text:style-name="P28">Summary</text:p>
      <text:p text:style-name="Normal_20__5b_PACKT_5d_"/>
      <text:p text:style-name="P22">In this chapter we went over how to bind and wrap code so we are able to call it from a Python program. <text:s/>We learned how the Python bindings are generated, and how we can use them to integrate low-level code with very high-level Python code. <text:s/>We also covered how to use the Android Debugging Bridge to control our applications from the command-line. <text:s/>And finally we coded an application that integrated the OpenCV Python program, Lucas-Kanade optical flow algorithm with the Android Operating System. In the next chapters we will expand on these learned techniques, and introduce new techniques to speed up our applications, <text:s/>and will add more tools to our toolbox to help us to create advanced computer vision applications.</text:p>
      <text:p text:style-name="P37"><text:line-break/><text:line-break/><text:line-break/><text:line-break/><text:span text:style-name="T3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1" svg:font-family="'Lucida Console'"/>
    <style:font-face style:name="OpenSymbol" svg:font-family="OpenSymbol, 'Arial Unicode MS'"/>
    <style:font-face style:name="Symbol1"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Lohit Hindi" svg:font-family="'Lohit Hindi'" style:font-family-generic="modern"/>
    <style:font-face style:name="Lucida Console" svg:font-family="'Lucida Console'" style:font-family-generic="modern"/>
    <style:font-face style:name="WenQuanYi Micro Hei" svg:font-family="'WenQuanYi Micro Hei'" style:font-family-generic="modern"/>
    <style:font-face style:name="Times New Roman1" svg:font-family="'Times New Roman'" style:font-family-generic="roman"/>
    <style:font-face style:name="Arial1" svg:font-family="Arial" style:font-family-generic="swiss"/>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style:contextual-spacing="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next-style-name="Normal_20__5b_PACKT_5d_" style:default-outline-level="1" style:list-style-name="WW8Num2" style:class="text">
      <style:paragraph-properties fo:margin-top="0.278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style-complex="italic" fo:hyphenate="false" fo:hyphenation-remain-char-count="2" fo:hyphenation-push-char-count="2"/>
    </style:style>
    <style:style style:name="Heading_20_2" style:display-name="Heading 2" style:family="paragraph" style:next-style-name="Normal_20__5b_PACKT_5d_" style:default-outline-level="2" style:list-style-name="WW8Num2" style:class="text">
      <style:paragraph-properties fo:margin-top="0.222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style:font-size-complex="14pt" style:language-complex="ar" style:country-complex="SA" style:font-style-complex="italic" style:font-weight-complex="bold" fo:hyphenate="false" fo:hyphenation-remain-char-count="2" fo:hyphenation-push-char-count="2"/>
    </style:style>
    <style:style style:name="Heading_20_3" style:display-name="Heading 3" style:family="paragraph" style:next-style-name="Normal_20__5b_PACKT_5d_" style:default-outline-level="3" style:list-style-name="WW8Num2" style:class="text">
      <style:paragraph-properties fo:margin-top="0.1665in" fo:margin-bottom="0.0417in" style:contextual-spacing="false" fo:orphans="2" fo:widows="2" fo:hyphenation-ladder-count="no-limit" fo:keep-with-next="always" style:text-autospace="ideograph-alpha" style:punctuation-wrap="hanging" style:line-break="strict" style:writing-mode="lr-tb"/>
      <style:text-properties fo:color="#000000" style:font-name="Arial" fo:font-family="Arial" style:font-family-generic="swiss" style:font-pitch="variable" fo:font-size="13pt" fo:language="en" fo:country="GB" fo:font-weight="bold" style:font-name-asian="Times New Roman" style:font-family-asian="'Times New Roman'" style:font-family-generic-asian="roman" style:font-pitch-asian="variable" style:font-size-asian="13pt" style:language-asian="zh" style:country-asian="CN" style:font-weight-asian="bold" style:font-name-complex="Arial" style:font-family-complex="Arial" style:font-family-generic-complex="swiss" style:font-pitch-complex="variable" style:font-size-complex="13pt" style:language-complex="ar" style:country-complex="SA" style:font-style-complex="italic" fo:hyphenate="false" fo:hyphenation-remain-char-count="2" fo:hyphenation-push-char-count="2"/>
    </style:style>
    <style:style style:name="Heading_20_4" style:display-name="Heading 4" style:family="paragraph" style:next-style-name="Normal_20__5b_PACKT_5d_" style:default-outline-level="4" style:list-style-name="WW8Num2" style:class="text">
      <style:paragraph-properties fo:margin-top="0.111in" fo:margin-bottom="0.0417in" style:contextual-spacing="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language-asian="zh" style:country-asian="CN" style:font-weight-asian="bold" style:font-name-complex="Arial" style:font-family-complex="Arial" style:font-family-generic-complex="swiss" style:font-pitch-complex="variable" style:font-size-complex="14pt" style:language-complex="ar" style:country-complex="SA" style:font-style-complex="italic" fo:hyphenate="false" fo:hyphenation-remain-char-count="2" fo:hyphenation-push-char-count="2"/>
    </style:style>
    <style:style style:name="Heading_20_5" style:display-name="Heading 5" style:family="paragraph" style:next-style-name="Normal_20__5b_PACKT_5d_" style:default-outline-level="5" style:list-style-name="WW8Num2" style:class="text">
      <style:paragraph-properties fo:margin-top="0.0555in" fo:margin-bottom="0.0417in" style:contextual-spacing="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11pt" fo:language="en" fo:country="GB" fo:font-weight="bold" style:font-name-asian="Times New Roman" style:font-family-asian="'Times New Roman'" style:font-family-generic-asian="roman" style:font-pitch-asian="variable" style:font-size-asian="11pt" style:language-asian="zh" style:country-asian="CN" style:font-weight-asian="bold"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Heading_20_6" style:display-name="Heading 6" style:family="paragraph" style:parent-style-name="Heading_20_2" style:next-style-name="Normal_20__5b_PACKT_5d_" style:default-outline-level="6" style:list-style-name="WW8Num2" style:class="text">
      <style:paragraph-properties fo:margin-top="0.0835in" fo:margin-bottom="0.0417in" style:contextual-spacing="false"/>
      <style:text-properties fo:font-size="10pt" fo:font-weight="normal" style:font-size-asian="10pt" style:font-weight-asian="normal" style:font-size-complex="11pt" style:font-weight-complex="normal"/>
    </style:style>
    <style:style style:name="Heading_20_7" style:display-name="Heading 7" style:family="paragraph" style:parent-style-name="Heading" style:next-style-name="Text_20_body" style:default-outline-level="7" style:list-style-name="WW8Num2" style:class="text">
      <style:paragraph-properties fo:margin-top="0.0417in" fo:margin-bottom="0.0417in"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list-style-name="WW8Num2" style:class="text">
      <style:paragraph-properties fo:margin-top="0.0417in" fo:margin-bottom="0.0417in"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Normal_20__5b_PACKT_5d_" style:display-name="Normal [PACKT]" style:family="paragraph">
      <style:paragraph-properties fo:margin-top="0in" fo:margin-bottom="0.0835in" style: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ooter" style:family="paragraph" style:parent-style-name="Standard" style:class="extra"/>
    <style:style style:name="Chapter_20_Title_20__5b_PACKT_5d_" style:display-name="Chapter Title [PACKT]" style:family="paragraph" style:next-style-name="Normal_20__5b_PACKT_5d_">
      <style:paragraph-properties fo:margin-top="0in" fo:margin-bottom="0.5835in" style:contextual-spacing="false" fo:text-align="end" style:justify-single-word="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28pt" fo:language="en" fo:country="GB" style:letter-kerning="true" style:font-name-asian="Times New Roman" style:font-family-asian="'Times New Roman'" style:font-family-generic-asian="roman" style:font-pitch-asian="variable" style:font-size-asian="28pt" style:language-asian="zh" style:country-asian="CN"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Code_20__5b_PACKT_5d_" style:display-name="Code [PACKT]" style:family="paragraph" style:parent-style-name="Normal_20__5b_PACKT_5d_">
      <style:paragraph-properties fo:margin-left="0.25in" fo:margin-right="0in" fo:margin-top="0in" fo:margin-bottom="0.0346in" style:contextual-spacing="false" fo:text-indent="0in" style:auto-text-indent="false"/>
      <style:text-properties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Bullet_20__5b_PACKT_5d_" style:display-name="Bullet [PACKT]" style:family="paragraph" style:parent-style-name="Normal_20__5b_PACKT_5d_" style:list-style-name="WW8Num3">
      <style:paragraph-properties fo:margin-left="0in" fo:margin-right="0.25in" fo:margin-top="0in" fo:margin-bottom="0.0417in" style:contextual-spacing="false" style:line-height-at-least="0.0693in" fo:hyphenation-ladder-count="no-limit" fo:text-indent="0in" style:auto-text-indent="false" fo:background-color="transparent" style:writing-mode="lr-tb">
        <style:tab-stops>
          <style:tab-stop style:position="0.25in"/>
        </style:tab-stops>
        <style:background-image/>
      </style:paragraph-properties>
      <style:text-properties style:font-name="Arial1" fo:font-family="Arial" style:font-family-generic="swiss" fo:font-size="11pt" style:font-size-asian="11pt" style:font-name-complex="Arial1" style:font-family-complex="Arial" style:font-family-generic-complex="swiss" style:font-size-complex="11pt" fo:hyphenate="false" fo:hyphenation-remain-char-count="2" fo:hyphenation-push-char-count="2"/>
    </style:style>
    <style:style style:name="Information_20_Box_20__5b_PACKT_5d_" style:display-name="Information Box [PACKT]" style:family="paragraph" style:parent-style-name="Normal_20__5b_PACKT_5d_" style:next-style-name="Normal_20__5b_PACKT_5d_">
      <style:paragraph-properties fo:margin-left="0in" fo:margin-right="0.5in" fo:margin-top="0.1252in" fo:margin-bottom="0.1252in" style:contextual-spacing="false" fo:hyphenation-ladder-count="no-limit" fo:text-indent="0in" style:auto-text-indent="false" fo:background-color="#ffffff">
        <style:background-image/>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umbered_20_Bullet_20__5b_PACKT_5d_" style:display-name="Numbered Bullet [PACKT]" style:family="paragraph" style:parent-style-name="Bullet_20__5b_PACKT_5d_" style:list-style-name="WW8Num7"/>
    <style:style style:name="Table_20_Column_20_Heading_20__5b_PACKT_5d_" style:display-name="Table Column Heading [PACKT]" style:family="paragraph" style:parent-style-name="Normal_20__5b_PACKT_5d_">
      <style:paragraph-properties fo:margin-top="0.0417in" fo:margin-bottom="0.0417in" style:contextual-spacing="false"/>
      <style:text-properties fo:font-size="10pt" fo:font-weight="bold" style:font-size-asian="10pt" style:font-weight-asian="bold" style:font-name-complex="Arial" style:font-family-complex="Arial" style:font-family-generic-complex="swiss" style:font-pitch-complex="variable" style:font-weight-complex="bold"/>
    </style:style>
    <style:style style:name="Code_20_End_20__5b_PACKT_5d_" style:display-name="Code End [PACKT]" style:family="paragraph" style:parent-style-name="Code_20__5b_PACKT_5d_" style:next-style-name="Normal_20__5b_PACKT_5d_">
      <style:paragraph-properties fo:margin-top="0in" fo:margin-bottom="0.0835in" style:contextual-spacing="false"/>
    </style:style>
    <style:style style:name="Table_20_Column_20_Content_20__5b_PACKT_5d_" style:display-name="Table Column Content [PACKT]" style:family="paragraph" style:parent-style-name="Table_20_Column_20_Heading_20__5b_PACKT_5d_">
      <style:text-properties fo:font-weight="normal" style:font-weight-asian="normal"/>
    </style:style>
    <style:style style:name="Command_20_Line_20__5b_PACKT_5d_" style:display-name="Command Line [PACKT]" style:family="paragraph" style:parent-style-name="Code_20__5b_PACKT_5d_">
      <style:paragraph-properties fo:margin-left="0in" fo:margin-right="0in" fo:margin-top="0in" fo:margin-bottom="0.0417in" style:contextual-spacing="false" fo:text-indent="0in" style:auto-text-indent="false"/>
    </style:style>
    <style:style style:name="Code_20_Within_20_Tip_20__5b_PACKT_5d_" style:display-name="Code Within Tip [PACKT]" style:family="paragraph">
      <style:paragraph-properties fo:margin-left="0.5in" fo:margin-right="0.5in" fo:margin-top="0in" fo:margin-bottom="0.0346in" style:contextual-spacing="false" fo:orphans="2" fo:widows="2" fo:hyphenation-ladder-count="no-limit" fo:text-indent="0in" style:auto-text-indent="false" fo:padding="0in" fo:border="none" style:text-autospace="ideograph-alpha" style:punctuation-wrap="hanging" style:line-break="strict" style:writing-mode="lr-tb"/>
      <style:text-properties style:use-window-font-color="true" style:font-name="Lucida Console" fo:font-family="'Lucida Console'" style:font-family-generic="modern" fo:font-size="9.5pt" fo:language="en" fo:country="US" style:font-name-asian="Times New Roman" style:font-family-asian="'Times New Roman'" style:font-family-generic-asian="roman" style:font-pitch-asian="variable" style:font-size-asian="9.5pt" style:language-asian="zh" style:country-asian="CN" style:font-name-complex="Lucida Console" style:font-family-complex="'Lucida Console'" style:font-family-generic-complex="modern" style:font-size-complex="10pt" style:language-complex="ar" style:country-complex="SA" fo:hyphenate="false" fo:hyphenation-remain-char-count="2" fo:hyphenation-push-char-count="2"/>
    </style:style>
    <style:style style:name="Chapter_20_Number_20__5b_PACKT_5d_" style:display-name="Chapter Number [PACKT]" style:family="paragraph" style:next-style-name="Chapter_20_Title_20__5b_PACKT_5d_">
      <style:paragraph-properties fo:text-align="end" style:justify-single-word="false" fo:orphans="2" fo:widows="2" fo:hyphenation-ladder-count="no-limit" style:text-autospace="ideograph-alpha" style:punctuation-wrap="hanging" style:line-break="strict" style:writing-mode="lr-tb"/>
      <style:text-properties fo:color="#000000" style:font-name="Arial" fo:font-family="Arial" style:font-family-generic="swiss" style:font-pitch="variable" fo:font-size="60pt" fo:language="en" fo:country="GB" style:letter-kerning="true" style:font-name-asian="Times New Roman" style:font-family-asian="'Times New Roman'" style:font-family-generic-asian="roman" style:font-pitch-asian="variable" style:font-size-asian="60pt" style:language-asian="zh" style:country-asian="CN"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Bullet_20_End_20__5b_PACKT_5d_" style:display-name="Bullet End [PACKT]" style:family="paragraph" style:parent-style-name="Bullet_20__5b_PACKT_5d_" style:next-style-name="Normal_20__5b_PACKT_5d_">
      <style:paragraph-properties fo:margin-top="0in" fo:margin-bottom="0.0835in" style:contextual-spacing="false"/>
    </style:style>
    <style:style style:name="Figure_20__5b_PACKT_5d_" style:display-name="Figure [PACKT]" style:family="paragraph">
      <style:paragraph-properties fo:margin-top="0.1665in" fo:margin-bottom="0.166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language-asian="zh" style:country-asian="CN" style:font-name-complex="Tahoma" style:font-family-complex="Tahoma" style:font-family-generic-complex="swiss" style:font-pitch-complex="variable" style:font-size-complex="8pt" style:language-complex="ar" style:country-complex="SA" fo:hyphenate="false" fo:hyphenation-remain-char-count="2" fo:hyphenation-push-char-count="2"/>
    </style:style>
    <style:style style:name="Numbered_20_Bullet_20_End_20__5b_PACKT_5d_" style:display-name="Numbered Bullet End [PACKT]" style:family="paragraph" style:parent-style-name="Numbered_20_Bullet_20__5b_PACKT_5d_" style:next-style-name="Normal_20__5b_PACKT_5d_">
      <style:paragraph-properties fo:margin-top="0in" fo:margin-bottom="0.0835in" style:contextual-spacing="false"/>
    </style:style>
    <style:style style:name="Bullet_20_Within_20_Bullet_20__5b_PACKT_5d_" style:display-name="Bullet Within Bullet [PACKT]" style:family="paragraph" style:parent-style-name="Bullet_20__5b_PACKT_5d_">
      <style:paragraph-properties fo:margin-left="1in" fo:margin-right="0.5in" fo:text-indent="0in" style:auto-text-indent="false">
        <style:tab-stops/>
      </style:paragraph-properties>
    </style:style>
    <style:style style:name="Bullet_20_Within_20_Bullet_20_End_20__5b_PACKT_5d_" style:display-name="Bullet Within Bullet End [PACKT]" style:family="paragraph" style:parent-style-name="Bullet_20_Within_20_Bullet_20__5b_PACKT_5d_">
      <style:paragraph-properties fo:margin-top="0in" fo:margin-bottom="0.0835in" style:contextual-spacing="false"/>
    </style:style>
    <style:style style:name="Tip_20__5b_PACKT_5d_" style:display-name="Tip [PACKT]" style:family="paragraph" style:parent-style-name="Information_20_Box_20__5b_PACKT_5d_" style:next-style-name="Normal_20__5b_PACKT_5d_">
      <style:paragraph-properties fo:background-color="transparent">
        <style:background-image/>
      </style:paragraph-properties>
    </style:style>
    <style:style style:name="Table_20_Within_20_Bullet_20__5b_PACKT_5d_" style:display-name="Table Within Bullet [PACKT]" style:family="paragraph" style:parent-style-name="Table_20_Column_20_Content_20__5b_PACKT_5d_"/>
    <style:style style:name="Tip_20_Within_20_Bullet_20__5b_PACKT_5d_" style:display-name="Tip Within Bullet [PACKT]" style:family="paragraph" style:parent-style-name="Table_20_Within_20_Bullet_20__5b_PACKT_5d_">
      <style:paragraph-properties fo:margin-left="0.5in" fo:margin-right="0.5in" fo:margin-top="0.1252in" fo:margin-bottom="0.1252in" style:contextual-spacing="false" fo:text-indent="0in" style:auto-text-indent="false"/>
    </style:style>
    <style:style style:name="Part_20__5b_PACKT_5d_" style:display-name="Part [PACKT]" style:family="paragraph" style:parent-style-name="Tip_20_Within_20_Bullet_20__5b_PACKT_5d_">
      <style:text-properties fo:font-size="60pt" style:text-underline-style="solid" style:text-underline-width="auto" style:text-underline-color="font-color" fo:font-weight="bold" style:font-size-asian="60pt" style:font-weight-asian="bold"/>
    </style:style>
    <style:style style:name="Part_20_Title_20__5b_PACKT_5d_" style:display-name="Part Title [PACKT]" style:family="paragraph" style:parent-style-name="Part_20__5b_PACKT_5d_">
      <style:text-properties fo:font-size="13pt" fo:font-style="italic" style:text-underline-style="none" style:font-size-asian="13pt" style:font-style-asian="italic"/>
    </style:style>
    <style:style style:name="Command_20_Line_20_End_20__5b_PACKT_5d_" style:display-name="Command Line End [PACKT]" style:family="paragraph" style:parent-style-name="Command_20_Line_20__5b_PACKT_5d_">
      <style:paragraph-properties fo:margin-top="0in" fo:margin-bottom="0.0835in" style:contextual-spacing="false"/>
      <style:text-properties fo:language="en" fo:country="US" style:language-asian="en" style:country-asian="US" style:font-size-complex="10pt" style:font-weight-complex="bold"/>
    </style:style>
    <style:style style:name="Code_20_Within_20_Bullets_20__5b_PACKT_5d_" style:display-name="Code Within Bullets [PACKT]" style:family="paragraph" style:parent-style-name="Code_20__5b_PACKT_5d_">
      <style:paragraph-properties fo:margin-left="0.75in" fo:margin-right="0in" fo:text-indent="0in" style:auto-text-indent="false"/>
      <style:text-properties style:font-size-complex="10pt"/>
    </style:style>
    <style:style style:name="Code_20_Within_20_Bullets_20_End_20__5b_PACKT_5d_" style:display-name="Code Within Bullets End [PACKT]" style:family="paragraph" style:parent-style-name="Code_20_Within_20_Bullets_20__5b_PACKT_5d_">
      <style:paragraph-properties fo:margin-top="0in" fo:margin-bottom="0.0835in" style:contextual-spacing="false"/>
    </style:style>
    <style:style style:name="Numbered_20_Bullet_20_Within_20_Bullet_20__5b_PACKT_5d_" style:display-name="Numbered Bullet Within Bullet [PACKT]" style:family="paragraph" style:parent-style-name="Bullet_20_Within_20_Bullet_20__5b_PACKT_5d_" style:list-style-name="WW8Num5"/>
    <style:style style:name="Numbered_20_Bullet_20_Within_20_Bullet_20_End_20__5b_PACKT_5d_" style:display-name="Numbered Bullet Within Bullet End [PACKT]" style:family="paragraph" style:parent-style-name="Numbered_20_Bullet_20_Within_20_Bullet_20__5b_PACKT_5d_">
      <style:paragraph-properties fo:margin-top="0in" fo:margin-bottom="0.0835in" style:contextual-spacing="false"/>
    </style:style>
    <style:style style:name="Bullet_20_Within_20_Information_20_Box_20__5b_PACKT_5d_" style:display-name="Bullet Within Information Box [PACKT]" style:family="paragraph" style:parent-style-name="Information_20_Box_20__5b_PACKT_5d_">
      <style:paragraph-properties fo:margin-left="0.75in" fo:margin-right="0.5in" fo:margin-top="0in" fo:margin-bottom="0.0138in" style:contextual-spacing="false" fo:text-indent="-0.25in" style:auto-text-indent="false"/>
    </style:style>
    <style:style style:name="Code_20_Within_20_Tip_20_End_20__5b_PACKT_5d_" style:display-name="Code Within Tip End [PACKT]" style:family="paragraph" style:parent-style-name="Code_20_Within_20_Tip_20__5b_PACKT_5d_">
      <style:paragraph-properties fo:margin-top="0in" fo:margin-bottom="0.0835in" style:contextual-spacing="false"/>
    </style:style>
    <style:style style:name="Code_20_Within_20_Information_20_Box_20__5b_PACKT_5d_" style:display-name="Code Within Information Box [PACKT]" style:family="paragraph" style:parent-style-name="Code_20_Within_20_Tip_20__5b_PACKT_5d_">
      <style:paragraph-properties fo:margin-top="0in" fo:margin-bottom="0.0138in" style:contextual-spacing="false"/>
    </style:style>
    <style:style style:name="Quote_20__5b_PACKT_5d_" style:display-name="Quote [PACKT]" style:family="paragraph" style:parent-style-name="Normal_20__5b_PACKT_5d_">
      <style:paragraph-properties fo:margin-left="0.3in" fo:margin-right="0.3in" fo:margin-top="0.1252in" fo:margin-bottom="0.1252in" style:contextual-spacing="false" fo:text-indent="0in" style:auto-text-indent="false" fo:background-color="#ffff00">
        <style:background-image/>
      </style:paragraph-properties>
      <style:text-properties fo:font-style="italic" style:font-style-asian="italic"/>
    </style:style>
    <style:style style:name="Layout_20_Information_20__5b_PACKT_5d_" style:display-name="Layout Information [PACKT]" style:family="paragraph" style:parent-style-name="Normal_20__5b_PACKT_5d_" style:next-style-name="Normal_20__5b_PACKT_5d_">
      <style:text-properties fo:color="#ff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Figure_20_Within_20_Bullet_20__5b_PACKT_5d_" style:display-name="Figure Within Bullet [PACKT]" style:family="paragraph" style:parent-style-name="Figure_20__5b_PACKT_5d_"/>
    <style:style style:name="Figure_20_Within_20_Information_20_Box_20__5b_PACKT_5d_" style:display-name="Figure Within Information Box [PACKT]" style:family="paragraph" style:parent-style-name="Figure_20_Within_20_Bullet_20__5b_PACKT_5d_">
      <style:paragraph-properties fo:margin-left="0.5in" fo:margin-right="0.5in" fo:margin-top="0in" fo:margin-bottom="0.1665in" style:contextual-spacing="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igure_20_Within_20_Table_20_Content_20__5b_PACKT_5d_" style:display-name="Figure Within Table Content [PACKT]" style:family="paragraph" style:parent-style-name="Figure_20_Within_20_Information_20_Box_20__5b_PACKT_5d_">
      <style:paragraph-properties fo:margin-top="0in" fo:margin-bottom="0.0835in" style:contextual-spacing="false"/>
    </style:style>
    <style:style style:name="Figure_20_Within_20_Tip_20__5b_PACKT_5d_" style:display-name="Figure Within Tip [PACKT]" style:family="paragraph" style:parent-style-name="Figure_20_Within_20_Table_20_Content_20__5b_PACKT_5d_"/>
    <style:style style:name="Ignore_20__5b_PACKT_5d_" style:display-name="Ignore [PACKT]" style:family="paragraph" style:parent-style-name="Figure_20_Within_20_Tip_20__5b_PACKT_5d_"/>
    <style:style style:name="Information_20_Box_20_Within_20_Bullet_20__5b_PACKT_5d_" style:display-name="Information Box Within Bullet [PACKT]" style:family="paragraph" style:parent-style-name="Information_20_Box_20__5b_PACKT_5d_">
      <style:paragraph-properties fo:margin-left="0.75in" fo:margin-right="0.5in" fo:text-indent="0in" style:auto-text-indent="false"/>
    </style:style>
    <style:style style:name="Bullet_20_Within_20_Information_20_Box_20_End_20__5b_PACKT_5d_" style:display-name="Bullet Within Information Box End [PACKT]" style:family="paragraph" style:parent-style-name="Bullet_20_Within_20_Information_20_Box_20__5b_PACKT_5d_">
      <style:paragraph-properties fo:margin-top="0in" fo:margin-bottom="0.0417in" style:contextual-spacing="false"/>
    </style:style>
    <style:style style:name="Bullet_20_Within_20_Tip_20__5b_PACKT_5d_" style:display-name="Bullet Within Tip [PACKT]" style:family="paragraph" style:parent-style-name="Bullet_20_Within_20_Information_20_Box_20__5b_PACKT_5d_"/>
    <style:style style:name="Bullet_20_Within_20_Tip_20_End_20__5b_PACKT_5d_" style:display-name="Bullet Within Tip End [PACKT]" style:family="paragraph" style:parent-style-name="Bullet_20_Within_20_Tip_20__5b_PACKT_5d_">
      <style:paragraph-properties fo:margin-top="0in" fo:margin-bottom="0.0417in" style:contextual-spacing="false"/>
    </style:style>
    <style:style style:name="Code_20_Within_20_Information_20_Box_20_End_20__5b_PACKT_5d_" style:display-name="Code Within Information Box End [PACKT]" style:family="paragraph" style:parent-style-name="Code_20_Within_20_Information_20_Box_20__5b_PACKT_5d_">
      <style:paragraph-properties fo:margin-top="0.1252in" fo:margin-bottom="0.1252in" style:contextual-spacing="false"/>
    </style:style>
    <style:style style:name="Code_20_Within_20_Table_20_Column_20_Content_20__5b_PACKT_5d_" style:display-name="Code Within Table Column Content [PACKT]" style:family="paragraph" style:parent-style-name="Code_20_Within_20_Tip_20_End_20__5b_PACKT_5d_">
      <style:paragraph-properties fo:margin-left="0.15in" fo:margin-right="0.5in" fo:margin-top="0in" fo:margin-bottom="0.0346in" style:contextual-spacing="false" fo:text-indent="0in" style:auto-text-indent="false"/>
    </style:style>
    <style:style style:name="Code_20_Within_20_Table_20_Column_20_Content_20_End_20__5b_PACKT_5d_" style:display-name="Code Within Table Column Content End [PACKT]" style:family="paragraph" style:parent-style-name="Code_20_Within_20_Table_20_Column_20_Content_20__5b_PACKT_5d_">
      <style:paragraph-properties fo:margin-top="0in" fo:margin-bottom="0.0835in" style:contextual-spacing="false"/>
    </style:style>
    <style:style style:name="Command_20_Line_20_Within_20_Tip_20__5b_PACKT_5d_" style:display-name="Command Line Within Tip [PACKT]" style:family="paragraph" style:parent-style-name="Command_20_Line_20__5b_PACKT_5d_">
      <style:paragraph-properties fo:margin-left="0.5in" fo:margin-right="0.5in" fo:text-indent="0in" style:auto-text-indent="false"/>
    </style:style>
    <style:style style:name="Command_20_Line_20_Within_20_Tip_20_End_20__5b_PACKT_5d_" style:display-name="Command Line Within Tip End [PACKT]" style:family="paragraph" style:parent-style-name="Command_20_Line_20_Within_20_Tip_20__5b_PACKT_5d_">
      <style:paragraph-properties fo:margin-top="0in" fo:margin-bottom="0.0835in" style:contextual-spacing="false"/>
    </style:style>
    <style:style style:name="Command_20_Line_20_Within_20_Information_20_Box_20__5b_PACKT_5d_" style:display-name="Command Line Within Information Box [PACKT]" style:family="paragraph" style:parent-style-name="Command_20_Line_20_Within_20_Tip_20__5b_PACKT_5d_"/>
    <style:style style:name="Command_20_Line_20_Within_20_Information_20_Box_20_End_20__5b_PACKT_5d_" style:display-name="Command Line Within Information Box End [PACKT]" style:family="paragraph" style:parent-style-name="Command_20_Line_20_Within_20_Information_20_Box_20__5b_PACKT_5d_">
      <style:paragraph-properties fo:margin-top="0in" fo:margin-bottom="0.0835in" style:contextual-spacing="false"/>
    </style:style>
    <style:style style:name="Command_20_Line_20_Within_20_Table_20_Column_20_Content_20__5b_PACKT_5d_" style:display-name="Command Line Within Table Column Content [PACKT]" style:family="paragraph" style:parent-style-name="Command_20_Line_20_Within_20_Information_20_Box_20_End_20__5b_PACKT_5d_">
      <style:paragraph-properties fo:margin-left="0in" fo:margin-right="0in" fo:margin-top="0in" fo:margin-bottom="0.0417in" style:contextual-spacing="false" fo:text-indent="0in" style:auto-text-indent="false"/>
    </style:style>
    <style:style style:name="Command_20_Line_20_Within_20_Table_20_Column_20_Content_20_End_20__5b_PACKT_5d_" style:display-name="Command Line Within Table Column Content End [PACKT]" style:family="paragraph" style:parent-style-name="Command_20_Line_20_Within_20_Table_20_Column_20_Content_20__5b_PACKT_5d_">
      <style:paragraph-properties fo:margin-top="0in" fo:margin-bottom="0.0835in" style:contextual-spacing="false"/>
    </style:style>
    <style:style style:name="Command_20_Line_20_Within_20_Bullet_20__5b_PACKT_5d_" style:display-name="Command Line Within Bullet [PACKT]" style:family="paragraph" style:parent-style-name="Command_20_Line_20_Within_20_Table_20_Column_20_Content_20_End_20__5b_PACKT_5d_">
      <style:paragraph-properties fo:margin-left="0.5in" fo:margin-right="0in" fo:text-indent="0in" style:auto-text-indent="false"/>
    </style:style>
    <style:style style:name="Command_20_Line_20_Within_20_Bullet_20_End_20__5b_PACKT_5d_" style:display-name="Command Line Within Bullet End [PACKT]" style:family="paragraph" style:parent-style-name="Command_20_Line_20_Within_20_Bullet_20__5b_PACKT_5d_"/>
    <style:style style:name="Quote_20_Within_20_Bullet_20__5b_PACKT_5d_" style:display-name="Quote Within Bullet [PACKT]" style:family="paragraph" style:parent-style-name="Quote_20__5b_PACKT_5d_">
      <style:paragraph-properties fo:margin-left="0.6in" fo:margin-right="0.6in" fo:text-indent="0in" style:auto-text-indent="false"/>
    </style:style>
    <style:style style:name="Roman_20_Numbered_20_Bullet_20__5b_PACKT_5d_" style:display-name="Roman Numbered Bullet [PACKT]" style:family="paragraph" style:parent-style-name="Numbered_20_Bullet_20__5b_PACKT_5d_" style:list-style-name="WW8Num6">
      <style:paragraph-properties>
        <style:tab-stops/>
      </style:paragraph-properties>
    </style:style>
    <style:style style:name="Roman_20_Numbered_20_Bullet_20_End_20__5b_PACKT_5d_" style:display-name="Roman Numbered Bullet End [PACKT]" style:family="paragraph" style:parent-style-name="Roman_20_Numbered_20_Bullet_20__5b_PACKT_5d_">
      <style:paragraph-properties fo:margin-top="0in" fo:margin-bottom="0.0835in" style:contextual-spacing="false"/>
    </style:style>
    <style:style style:name="Figure_20_Caption_20__5b_PACKT_5d_" style:display-name="Figure Caption [PACKT]" style:family="paragraph" style:parent-style-name="Figure_20__5b_PACKT_5d_">
      <style:paragraph-properties fo:margin-top="0in" fo:margin-bottom="0.0835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phabetical_20_Bullet_20__5b_PACKT_5d_" style:display-name="Alphabetical Bullet [PACKT]" style:family="paragraph" style:parent-style-name="Standard" style:list-style-name="WW8Num4">
      <style:paragraph-properties fo:margin-left="0in" fo:margin-right="0.5in" fo:margin-top="0in" fo:margin-bottom="0.0417in" style:contextual-spacing="false" fo:hyphenation-ladder-count="no-limit" fo:text-indent="0in" style:auto-text-indent="false">
        <style:tab-stops>
          <style:tab-stop style:position="0.25in"/>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weight-complex="normal" fo:hyphenate="false" fo:hyphenation-remain-char-count="2" fo:hyphenation-push-char-count="2"/>
    </style:style>
    <style:style style:name="Alphabetical_20_Bullet_20_End_20__5b_PACKT_5d_" style:display-name="Alphabetical Bullet End [PACKT]" style:family="paragraph" style:parent-style-name="Alphabetical_20_Bullet_20__5b_PACKT_5d_">
      <style:paragraph-properties fo:margin-top="0in" fo:margin-bottom="0.0835in" style:contextual-spacing="false"/>
      <style:text-properties style:font-weight-complex="bold"/>
    </style:style>
    <style:style style:name="Part_20_Section_20__5b_PACKT_5d_" style:display-name="Part Section [PACKT]" style:family="paragraph" style:parent-style-name="Part_20_Title_20__5b_PACKT_5d_">
      <style:text-properties fo:font-size="23pt" style:font-size-asian="23pt"/>
    </style:style>
    <style:style style:name="Bullet_20_Within_20_Table_20_Column_20_Content_20__5b_PACKT_5d_" style:display-name="Bullet Within Table Column Content [PACKT]" style:family="paragraph" style:parent-style-name="Bullet_20__5b_PACKT_5d_">
      <style:paragraph-properties fo:margin-left="0.3in" fo:margin-right="0.05in" fo:text-indent="0in" style:auto-text-indent="false"/>
      <style:text-properties fo:font-size="10pt" style:font-size-asian="10pt"/>
    </style:style>
    <style:style style:name="Bullet_20_Within_20_Table_20_Column_20_Content_20_End_20__5b_PACKT_5d_" style:display-name="Bullet Within Table Column Content End [PACKT]" style:family="paragraph" style:parent-style-name="Bullet_20_Within_20_Table_20_Column_20_Content_20__5b_PACKT_5d_">
      <style:paragraph-properties fo:margin-top="0in" fo:margin-bottom="0.0835in" style:contextual-spacing="false"/>
    </style:style>
    <style:style style:name="Part_20_Heading_20__5b_PACKT_5d_" style:display-name="Part Heading [PACKT]" style:family="paragraph" style:parent-style-name="Chapter_20_Title_20__5b_PACKT_5d_"/>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Without_20_Bullet_20_Within_20_Bullet_20__5b_PACKT_5d_" style:display-name="Bullet Without Bullet Within Bullet [PACKT]" style:family="paragraph" style:parent-style-name="Bullet_20__5b_PACKT_5d_" style:list-style-name="">
      <style:paragraph-properties fo:margin-left="0.75in" fo:margin-right="0in" fo:line-height="120%" fo:text-indent="0in" style:auto-text-indent="false" style:text-autospace="none" style:vertical-align="middle"/>
      <style:text-properties fo:color="#000000" style:font-name="Book Antiqua" fo:font-family="'Book Antiqua'" style:font-family-generic="roman" style:font-pitch="variable" style:font-name-complex="Book Antiqua" style:font-family-complex="'Book Antiqua'" style:font-family-generic-complex="roman" style:font-pitch-complex="variable" style:font-size-complex="10.5pt"/>
    </style:style>
    <style:style style:name="Bullet_20_Without_20_Bullet_20_Within_20_Bullet_20_End_20__5b_PACKT_5d_" style:display-name="Bullet Without Bullet Within Bullet End [PACKT]" style:family="paragraph" style:parent-style-name="Bullet_20_Without_20_Bullet_20_Within_20_Bullet_20__5b_PACKT_5d_">
      <style:paragraph-properties fo:margin-top="0in" fo:margin-bottom="0.0835in" style:contextual-spacing="false"/>
    </style:style>
    <style:style style:name="Bullet_20_Without_20_Bullet_20_Within_20_Nested_20_Bullet_20__5b_PACKT_5d_" style:display-name="Bullet Without Bullet Within Nested Bullet [PACKT]" style:family="paragraph" style:parent-style-name="Bullet_20_Without_20_Bullet_20_Within_20_Bullet_20__5b_PACKT_5d_">
      <style:paragraph-properties fo:margin-left="1in" fo:margin-right="0in" fo:text-indent="0in" style:auto-text-indent="false"/>
    </style:style>
    <style:style style:name="Bullet_20_Without_20_Bullet_20_Within_20_Nested_20_Bullet_20_End_20__5b_PACKT_5d_" style:display-name="Bullet Without Bullet Within Nested Bullet End [PACKT]" style:family="paragraph" style:parent-style-name="Bullet_20_Without_20_Bullet_20_Within_20_Nested_20_Bullet_20__5b_PACKT_5d_">
      <style:paragraph-properties fo:margin-top="0in" fo:margin-bottom="0.1201in" style:contextual-spacing="false"/>
    </style:style>
    <style:style style:name="Appendix_20_Title_20__5b_PACKT_5d_" style:display-name="Appendix Title [PACKT]" style:family="paragraph" style:parent-style-name="Normal_20__5b_PACKT_5d_">
      <style:paragraph-properties fo:margin-top="0.1402in" fo:margin-bottom="0.3in" style:contextual-spacing="false" style:line-height-at-least="1.4583in" fo:text-align="end" style:justify-single-word="false" fo:hyphenation-ladder-count="no-limit" style:text-autospace="none" style:vertical-align="middle"/>
      <style:text-properties fo:color="#000000" style:font-name="Arial" fo:font-family="Arial" style:font-family-generic="swiss" style:font-pitch="variable" fo:font-size="30pt" fo:language="en" fo:country="GB" style:font-size-asian="30pt" style:font-name-complex="Arial" style:font-family-complex="Arial" style:font-family-generic-complex="swiss" style:font-pitch-complex="variable" style:font-size-complex="3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Quotations" style:family="paragraph" style:parent-style-name="Standard" style:class="html">
      <style:paragraph-properties fo:margin-left="0.3937in" fo:margin-right="0.3937in" fo:margin-top="0.0417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name-complex="OpenSymbol" style:font-family-complex="OpenSymbol, 'Arial Unicode MS'"/>
    </style:style>
    <style:style style:name="Absatz-Standardschriftart" style:family="text"/>
    <style:style style:name="WW-Absatz-Standardschriftart" style:family="text"/>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6pt" fo:language="en" fo:country="GB"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style-complex="italic"/>
    </style:style>
    <style:style style:name="Heading_20_2_20_Char" style:display-name="Heading 2 Char" style:family="text">
      <style:text-properties fo:color="#000000"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6_20_Char" style:display-name="Heading 6 Char" style:family="text">
      <style:text-properties fo:color="#000000" style:font-name="Arial" fo:font-family="Arial" style:font-family-generic="swiss" style:font-pitch="variable" fo:language="en" fo:country="GB" style:font-name-complex="Arial" style:font-family-complex="Arial" style:font-family-generic-complex="swiss" style:font-pitch-complex="variable" style:font-size-complex="11pt" style:font-style-complex="italic"/>
    </style:style>
    <style:style style:name="Email_20__5b_PACKT_5d_" style:display-name="Email [PACKT]" style:family="text">
      <style:text-properties fo:color="#ff6600"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URL_20__5b_PACKT_5d_" style:display-name="URL [PACKT]" style:family="text">
      <style:text-properties fo:color="#0000ff"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Code_20_In_20_Text_20__5b_PACKT_5d_" style:display-name="Code In Text [PACKT]" style:family="text">
      <style:text-properties fo:color="#747959" style:font-name="Lucida Console" fo:font-family="'Lucida Console'" style:font-family-generic="modern" fo:font-size="9.5pt" style:font-size-asian="9.5pt" style:font-name-complex="Lucida Console" style:font-family-complex="'Lucida Console'" style:font-family-generic-complex="modern" style:font-size-complex="9pt"/>
    </style:style>
    <style:style style:name="Screen_20_Text_20__5b_PACKT_5d_" style:display-name="Screen Text [PACKT]" style:family="text">
      <style:text-properties fo:color="#008000"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Key_20_Word_20__5b_PACKT_5d_" style:display-name="Key Word [PACKT]" style:family="text">
      <style:text-properties fo:font-weight="bold" style:font-weight-asian="bold"/>
    </style:style>
    <style:style style:name="Key_20__5b_PACKT_5d_" style:display-name="Key [PACKT]" style:family="text">
      <style:text-properties fo:color="#00ccff" fo:font-style="italic" style:font-style-asian="italic"/>
    </style:style>
    <style:style style:name="Chapterref_20__5b_PACKT_5d_" style:display-name="Chapterref [PACKT]" style:family="text">
      <style:text-properties fo:color="#808000" style:text-line-through-style="none" style:text-line-through-type="none" style:text-position="0% 100%" style:font-name="Times New Roman" fo:font-family="'Times New Roman'" style:font-family-generic="roman" style:font-pitch="variable" fo:font-size="11pt" fo:font-style="italic" style:text-underline-style="none" style:font-size-asian="11pt" style:font-style-asian="italic" style:font-name-complex="Times New Roman" style:font-family-complex="'Times New Roman'" style:font-family-generic-complex="roman" style:font-pitch-complex="variable" style:font-size-complex="11pt"/>
    </style:style>
    <style:style style:name="Italics_20__5b_PACKT_5d_" style:display-name="Italics [PACKT]" style:family="text">
      <style:text-properties fo:color="#ff99cc" fo:font-style="italic" style:font-style-asian="italic"/>
    </style:style>
    <style:style style:name="Code_20_Highlighted_20__5b_PACKT_5d_" style:display-name="Code Highlighted [PACKT]" style:family="text">
      <style:text-properties fo:color="#747959" style:font-name="Lucida Console" fo:font-family="'Lucida Console'" style:font-family-generic="modern" fo:font-size="9pt" fo:font-weight="bold" style:font-size-asian="9pt" style:font-weight-asian="bold" style:font-name-complex="Lucida Console" style:font-family-complex="'Lucida Console'" style:font-family-generic-complex="modern" style:font-size-complex="9pt"/>
    </style:style>
    <style:style style:name="Icon_20__5b_PACKT_5d_" style:display-name="Icon [PACKT]" style:family="text">
      <style:text-properties style:font-name="Times New Roman" fo:font-family="'Times New Roman'" style:font-family-generic="roman" style:font-pitch="variable" fo:font-size="11pt" fo:language="en" fo:country="US" style:font-size-asian="11pt" style:language-asian="en" style:country-asian="US" style:font-name-complex="Times New Roman" style:font-family-complex="'Times New Roman'" style:font-family-generic-complex="roman" style:font-pitch-complex="variable"/>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name-asian="WenQuanYi Micro Hei" style:font-family-asian="'WenQuanYi Micro Hei'" style:font-family-generic-asian="modern" style:font-name-complex="Lohit Hindi" style:font-family-complex="'Lohit Hindi'" style:font-family-generic-complex="modern"/>
    </style:style>
    <style:style style:name="Teletype" style:family="text">
      <style:text-properties style:font-name="Liberation Mono" fo:font-family="'Liberation Mono', 'Courier New'" style:font-family-generic="modern" style:font-name-asian="Droid Sans Fallback2" style:font-family-asian="'Droid Sans Fallback'" style:font-family-generic-asian="modern" style:font-name-complex="Liberation Mono" style:font-family-complex="'Liberation Mono', 'Courier New'" style:font-family-generic-complex="modern"/>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2681in" fo:margin-left="1.0161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681in" fo:margin-left="1.0161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i">
        <style:list-level-properties text:list-level-position-and-space-mode="label-alignment" fo:text-align="end">
          <style:list-level-label-alignment text:label-followed-by="listtab" fo:text-indent="-0.1575in" fo:margin-left="0.905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2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margin-left="1.602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margin-left="2.4563in"/>
        </style:list-level-properties>
      </text:list-level-style-number>
      <text:list-level-style-number text:level="4" text:style-name="WW8Num7z3" style:num-suffix="." style:num-format="1">
        <style:list-level-properties text:list-level-position-and-space-mode="label-alignment">
          <style:list-level-label-alignment text:label-followed-by="listtab" fo:margin-left="3.310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margin-left="4.1646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margin-left="5.0189in"/>
        </style:list-level-properties>
      </text:list-level-style-number>
      <text:list-level-style-number text:level="7" text:style-name="WW8Num7z6" style:num-suffix="." style:num-format="1">
        <style:list-level-properties text:list-level-position-and-space-mode="label-alignment">
          <style:list-level-label-alignment text:label-followed-by="listtab" fo:margin-left="5.8728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margin-left="6.7272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margin-left="7.5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Ignore_20__5b_PACKT_5d_">
      <style:paragraph-properties fo:margin-top="0in" fo:margin-bottom="0.0835in" style:contextual-spacing="false"/>
    </style:style>
    <style:style style:name="MP2" style:family="paragraph" style:parent-style-name="Footer">
      <style:paragraph-properties fo:margin-top="0.0417in" fo:margin-bottom="0.0417in" style:contextual-spacing="false"/>
    </style:style>
    <style:style style:name="MP3" style:family="paragraph" style:parent-style-name="Standard">
      <style:paragraph-properties fo:margin-top="0.0417in" fo:margin-bottom="0.0417in" style:contextual-spacing="false"/>
    </style:style>
    <style:page-layout style:name="Mpm1" style:page-usage="mirrored">
      <style:page-layout-properties fo:page-width="8.5in" fo:page-height="11in" style:num-format="1" style:print-orientation="portrait" fo:margin-top="1.6299in" fo:margin-bottom="1.6299in" fo:margin-left="1.5in" fo:margin-right="1.5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465in" fo:margin-bottom="1.0075in" style:dynamic-spacing="true"/>
      </style:header-style>
      <style:footer-style>
        <style:header-footer-properties fo:min-height="0.25in" fo:margin-top="0.211in" style:dynamic-spacing="true"/>
      </style:footer-style>
    </style:page-layout>
  </office:automatic-styles>
  <office:master-styles>
    <style:master-page style:name="Standard" style:page-layout-name="Mpm1">
      <style:header>
        <text:p text:style-name="Ignore_20__5b_PACKT_5d_"><text:line-break/><text:line-break/><text:line-break/><text:line-break/></text:p>
        <text:p text:style-name="MP1"/>
      </style:header>
      <style:header-left>
        <text:p text:style-name="Ignore_20__5b_PACKT_5d_"><text:line-break/><text:line-break/><text:line-break/><text:line-break/></text:p>
        <text:p text:style-name="MP1"/>
      </style:header-left>
      <style:footer>
        <text:p text:style-name="MP2"><text:page-number text:select-page="current">33</text:page-number></text:p>
        <text:p text:style-name="Standard"/>
        <text:p text:style-name="Standard"/>
        <text:p text:style-name="Standard"/>
        <text:p text:style-name="Standard"/>
        <text:p text:style-name="MP3"/>
      </style:footer>
      <style:footer-left>
        <text:p text:style-name="MP2"><text:page-number text:select-page="current">32</text:page-number></text:p>
        <text:p text:style-name="Standard"/>
        <text:p text:style-name="Standard"/>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dc:title>
    <meta:creation-date>2014-12-15T08:17:05</meta:creation-date>
    <dc:date>2014-12-24T10:40:57.641885500</dc:date>
    <meta:editing-cycles>83</meta:editing-cycles>
    <meta:editing-duration>P2DT1H32M31S</meta:editing-duration>
    <meta:document-statistic meta:table-count="0" meta:image-count="0" meta:object-count="0" meta:page-count="33" meta:paragraph-count="340" meta:word-count="5756" meta:character-count="35505" meta:non-whitespace-character-count="29192"/>
    <meta:generator>LibreOffice/4.2.8.2$Linux_X86_64 LibreOffice_project/420m0$Build-2</meta:generator>
  </office:meta>
</office:document-meta>
</file>